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2d7ab"/>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paragraph-properties fo:text-align="center" style:justify-single-word="false"/>
      <style:text-properties fo:font-size="15pt" fo:font-weight="bold" officeooo:rsid="00129c5e" officeooo:paragraph-rsid="00129c5e" style:font-size-asian="15pt" style:font-weight-asian="bold" style:font-size-complex="15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I'll help you create a Personal Finance Management App. This will be a comprehensive React application with features for tracking income, expenses, budgets, and financial goals.</text:span></text:p>
      <text:p text:style-name="Text_20_body"><text:span text:style-name="Strong_20_Emphasis">Key Features:</text:span></text:p>
      <text:list text:style-name="L1">
        <text:list-item>
          <text:p text:style-name="P3"><text:span text:style-name="Strong_20_Emphasis">Dashboard Overview</text:span> </text:p>
          <text:list>
            <text:list-item>
              <text:p text:style-name="P3">Total income, expenses, and balance cards </text:p>
            </text:list-item>
            <text:list-item>
              <text:p text:style-name="P3">Recent transactions display </text:p>
            </text:list-item>
            <text:list-item>
              <text:p text:style-name="P3">Budget overview with progress bars </text:p>
            </text:list-item>
          </text:list>
        </text:list-item>
        <text:list-item>
          <text:p text:style-name="P3"><text:span text:style-name="Strong_20_Emphasis">Transaction Management</text:span> </text:p>
          <text:list>
            <text:list-item>
              <text:p text:style-name="P3">Add new income/expense transactions </text:p>
            </text:list-item>
            <text:list-item>
              <text:p text:style-name="P3">Edit existing transactions </text:p>
            </text:list-item>
            <text:list-item>
              <text:p text:style-name="P3">Delete transactions </text:p>
            </text:list-item>
            <text:list-item>
              <text:p text:style-name="P3">Categorized transaction tracking </text:p>
            </text:list-item>
            <text:list-item>
              <text:p text:style-name="P3">Full transaction history table </text:p>
            </text:list-item>
          </text:list>
        </text:list-item>
        <text:list-item>
          <text:p text:style-name="P3"><text:span text:style-name="Strong_20_Emphasis">Budget Management</text:span> </text:p>
          <text:list>
            <text:list-item>
              <text:p text:style-name="P3">Visual budget tracking with progress bars </text:p>
            </text:list-item>
            <text:list-item>
              <text:p text:style-name="P3">Color-coded status indicators (on track, near limit, over budget) </text:p>
            </text:list-item>
            <text:list-item>
              <text:p text:style-name="P3">Spending vs. limit comparisons </text:p>
            </text:list-item>
          </text:list>
        </text:list-item>
        <text:list-item>
          <text:p text:style-name="P3"><text:span text:style-name="Strong_20_Emphasis">Financial Goals</text:span> </text:p>
          <text:list>
            <text:list-item>
              <text:p text:style-name="P3">Track progress toward financial goals </text:p>
            </text:list-item>
            <text:list-item>
              <text:p text:style-name="P3">Visual progress bars </text:p>
            </text:list-item>
            <text:list-item>
              <text:p text:style-name="P3">Deadline tracking </text:p>
            </text:list-item>
            <text:list-item>
              <text:p text:style-name="P2">Target vs. current amount displays </text:p>
            </text:list-item>
          </text:list>
        </text:list-item>
      </text:list>
      <text:p text:style-name="Text_20_body"><text:span text:style-name="Strong_20_Emphasis">Technical Features:</text:span></text:p>
      <text:list text:style-name="L2">
        <text:list-item>
          <text:p text:style-name="P5">Responsive design that works on all devices </text:p>
        </text:list-item>
        <text:list-item>
          <text:p text:style-name="P5">Modern UI with gradients and animations </text:p>
        </text:list-item>
        <text:list-item>
          <text:p text:style-name="P5">Data persistence during the session (stored in React state) </text:p>
        </text:list-item>
        <text:list-item>
          <text:p text:style-name="P5">Form validation and error handling </text:p>
        </text:list-item>
        <text:list-item>
          <text:p text:style-name="P4">Interactive modals for editing transactions </text:p>
        </text:list-item>
      </text:list>
      <text:p text:style-name="Text_20_body">The app includes sample data to demonstrate all features. You can add, edit, and delete transactions to see how it affects your budget and overall financial picture. The color coding helps you quickly identify areas that need attention - green for good, yellow for caution, and red for over budget or concerning areas.</text:p>
      <text:p text:style-name="Text_20_body"/>
      <text:p text:style-name="P6">Index.html</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Personal Finance Manager&lt;/title&gt;</text:p>
      <text:p text:style-name="Standard"><text:s text:c="4"/>&lt;style&gt;</text:p>
      <text:p text:style-name="Standard"><text:s text:c="8"/>/* Reset and Base Styles */</text:p>
      <text:p text:style-name="Standard"><text:soft-page-break/><text:s text:c="8"/>* {</text:p>
      <text:p text:style-name="Standard"><text:s text:c="12"/>margin: 0;</text:p>
      <text:p text:style-name="Standard"><text:s text:c="12"/>padding: 0;</text:p>
      <text:p text:style-name="Standard"><text:s text:c="12"/>box-sizing: border-box;</text:p>
      <text:p text:style-name="Standard"><text:s text:c="8"/>}</text:p>
      <text:p text:style-name="Standard"/>
      <text:p text:style-name="Standard"><text:s text:c="8"/>body {</text:p>
      <text:p text:style-name="Standard"><text:s text:c="12"/>font-family: 'Segoe UI', Tahoma, Geneva, Verdana, sans-serif;</text:p>
      <text:p text:style-name="Standard"><text:s text:c="12"/>background: linear-gradient(135deg, #667eea 0%, #764ba2 100%);</text:p>
      <text:p text:style-name="Standard"><text:s text:c="12"/>min-height: 100vh;</text:p>
      <text:p text:style-name="Standard"><text:s text:c="12"/>color: #333;</text:p>
      <text:p text:style-name="Standard"><text:s text:c="12"/>line-height: 1.6;</text:p>
      <text:p text:style-name="Standard"><text:s text:c="8"/>}</text:p>
      <text:p text:style-name="Standard"/>
      <text:p text:style-name="Standard"><text:s text:c="8"/>.container {</text:p>
      <text:p text:style-name="Standard"><text:s text:c="12"/>max-width: 1200px;</text:p>
      <text:p text:style-name="Standard"><text:s text:c="12"/>margin: 0 auto;</text:p>
      <text:p text:style-name="Standard"><text:s text:c="12"/>padding: 20px;</text:p>
      <text:p text:style-name="Standard"><text:s text:c="8"/>}</text:p>
      <text:p text:style-name="Standard"/>
      <text:p text:style-name="Standard"><text:s text:c="8"/>/* Header Styles */</text:p>
      <text:p text:style-name="Standard"><text:s text:c="8"/>header {</text:p>
      <text:p text:style-name="Standard"><text:s text:c="12"/>background: rgba(255, 255, 255, 0.95);</text:p>
      <text:p text:style-name="Standard"><text:s text:c="12"/>backdrop-filter: blur(10px);</text:p>
      <text:p text:style-name="Standard"><text:s text:c="12"/>border-radius: 20px;</text:p>
      <text:p text:style-name="Standard"><text:s text:c="12"/>padding: 20px;</text:p>
      <text:p text:style-name="Standard"><text:s text:c="12"/>margin-bottom: 30px;</text:p>
      <text:p text:style-name="Standard"><text:s text:c="12"/>box-shadow: 0 8px 32px rgba(0, 0, 0, 0.1);</text:p>
      <text:p text:style-name="Standard"><text:s text:c="8"/>}</text:p>
      <text:p text:style-name="Standard"/>
      <text:p text:style-name="Standard"><text:s text:c="8"/>header h1 {</text:p>
      <text:p text:style-name="Standard"><text:s text:c="12"/>text-align: center;</text:p>
      <text:p text:style-name="Standard"><text:s text:c="12"/>margin-bottom: 20px;</text:p>
      <text:p text:style-name="Standard"><text:s text:c="12"/>color: #2c3e50;</text:p>
      <text:p text:style-name="Standard"><text:s text:c="12"/>font-size: 2.5em;</text:p>
      <text:p text:style-name="Standard"><text:s text:c="12"/>font-weight: 700;</text:p>
      <text:p text:style-name="Standard"><text:s text:c="8"/>}</text:p>
      <text:p text:style-name="Standard"/>
      <text:p text:style-name="Standard"><text:s text:c="8"/>nav {</text:p>
      <text:p text:style-name="Standard"><text:s text:c="12"/>display: flex;</text:p>
      <text:p text:style-name="Standard"><text:s text:c="12"/>justify-content: center;</text:p>
      <text:p text:style-name="Standard"><text:s text:c="12"/>gap: 10px;</text:p>
      <text:p text:style-name="Standard"><text:s text:c="12"/>flex-wrap: wrap;</text:p>
      <text:p text:style-name="Standard"><text:s text:c="8"/>}</text:p>
      <text:p text:style-name="Standard"/>
      <text:p text:style-name="Standard"><text:s text:c="8"/>.nav-btn {</text:p>
      <text:p text:style-name="Standard"><text:s text:c="12"/>background: linear-gradient(45deg, #4facfe 0%, #00f2fe 100%);</text:p>
      <text:p text:style-name="Standard"><text:s text:c="12"/>color: white;</text:p>
      <text:p text:style-name="Standard"><text:s text:c="12"/>border: none;</text:p>
      <text:p text:style-name="Standard"><text:s text:c="12"/>padding: 12px 24px;</text:p>
      <text:p text:style-name="Standard"><text:s text:c="12"/>border-radius: 25px;</text:p>
      <text:p text:style-name="Standard"><text:s text:c="12"/>cursor: pointer;</text:p>
      <text:p text:style-name="Standard"><text:soft-page-break/><text:s text:c="12"/>font-weight: 600;</text:p>
      <text:p text:style-name="Standard"><text:s text:c="12"/>transition: all 0.3s ease;</text:p>
      <text:p text:style-name="Standard"><text:s text:c="12"/>font-size: 14px;</text:p>
      <text:p text:style-name="Standard"><text:s text:c="8"/>}</text:p>
      <text:p text:style-name="Standard"/>
      <text:p text:style-name="Standard"><text:s text:c="8"/>.nav-btn:hover {</text:p>
      <text:p text:style-name="Standard"><text:s text:c="12"/>transform: translateY(-2px);</text:p>
      <text:p text:style-name="Standard"><text:s text:c="12"/>box-shadow: 0 6px 20px rgba(79, 172, 254, 0.4);</text:p>
      <text:p text:style-name="Standard"><text:s text:c="8"/>}</text:p>
      <text:p text:style-name="Standard"/>
      <text:p text:style-name="Standard"><text:s text:c="8"/>.nav-btn.active {</text:p>
      <text:p text:style-name="Standard"><text:s text:c="12"/>background: linear-gradient(45deg, #667eea 0%, #764ba2 100%);</text:p>
      <text:p text:style-name="Standard"><text:s text:c="12"/>transform: translateY(-2px);</text:p>
      <text:p text:style-name="Standard"><text:s text:c="12"/>box-shadow: 0 6px 20px rgba(102, 126, 234, 0.4);</text:p>
      <text:p text:style-name="Standard"><text:s text:c="8"/>}</text:p>
      <text:p text:style-name="Standard"/>
      <text:p text:style-name="Standard"><text:s text:c="8"/>/* Tab Content */</text:p>
      <text:p text:style-name="Standard"><text:s text:c="8"/>.tab-content {</text:p>
      <text:p text:style-name="Standard"><text:s text:c="12"/>display: none;</text:p>
      <text:p text:style-name="Standard"><text:s text:c="12"/>animation: fadeIn 0.5s ease-in-out;</text:p>
      <text:p text:style-name="Standard"><text:s text:c="8"/>}</text:p>
      <text:p text:style-name="Standard"/>
      <text:p text:style-name="Standard"><text:s text:c="8"/>.tab-content.active {</text:p>
      <text:p text:style-name="Standard"><text:s text:c="12"/>display: block;</text:p>
      <text:p text:style-name="Standard"><text:s text:c="8"/>}</text:p>
      <text:p text:style-name="Standard"/>
      <text:p text:style-name="Standard"><text:s text:c="8"/>@keyframes fadeIn {</text:p>
      <text:p text:style-name="Standard"><text:s text:c="12"/>from { opacity: 0; transform: translateY(10px); }</text:p>
      <text:p text:style-name="Standard"><text:s text:c="12"/>to { opacity: 1; transform: translateY(0); }</text:p>
      <text:p text:style-name="Standard"><text:s text:c="8"/>}</text:p>
      <text:p text:style-name="Standard"/>
      <text:p text:style-name="Standard"><text:s text:c="8"/>/* Card Styles */</text:p>
      <text:p text:style-name="Standard"><text:s text:c="8"/>.card {</text:p>
      <text:p text:style-name="Standard"><text:s text:c="12"/>background: rgba(255, 255, 255, 0.95);</text:p>
      <text:p text:style-name="Standard"><text:s text:c="12"/>backdrop-filter: blur(10px);</text:p>
      <text:p text:style-name="Standard"><text:s text:c="12"/>border-radius: 16px;</text:p>
      <text:p text:style-name="Standard"><text:s text:c="12"/>padding: 24px;</text:p>
      <text:p text:style-name="Standard"><text:s text:c="12"/>margin-bottom: 20px;</text:p>
      <text:p text:style-name="Standard"><text:s text:c="12"/>box-shadow: 0 8px 32px rgba(0, 0, 0, 0.1);</text:p>
      <text:p text:style-name="Standard"><text:s text:c="12"/>border: 1px solid rgba(255, 255, 255, 0.2);</text:p>
      <text:p text:style-name="Standard"><text:s text:c="12"/>transition: transform 0.3s ease, box-shadow 0.3s ease;</text:p>
      <text:p text:style-name="Standard"><text:s text:c="8"/>}</text:p>
      <text:p text:style-name="Standard"/>
      <text:p text:style-name="Standard"><text:s text:c="8"/>.card:hover {</text:p>
      <text:p text:style-name="Standard"><text:s text:c="12"/>transform: translateY(-5px);</text:p>
      <text:p text:style-name="Standard"><text:s text:c="12"/>box-shadow: 0 12px 40px rgba(0, 0, 0, 0.15);</text:p>
      <text:p text:style-name="Standard"><text:s text:c="8"/>}</text:p>
      <text:p text:style-name="Standard"/>
      <text:p text:style-name="Standard"><text:s text:c="8"/>.card h3 {</text:p>
      <text:p text:style-name="Standard"><text:s text:c="12"/>color: #2c3e50;</text:p>
      <text:p text:style-name="Standard"><text:s text:c="12"/>margin-bottom: 16px;</text:p>
      <text:p text:style-name="Standard"><text:s text:c="12"/>font-size: 1.3em;</text:p>
      <text:p text:style-name="Standard"><text:soft-page-break/><text:s text:c="12"/>font-weight: 600;</text:p>
      <text:p text:style-name="Standard"><text:s text:c="8"/>}</text:p>
      <text:p text:style-name="Standard"/>
      <text:p text:style-name="Standard"><text:s text:c="8"/>/* Dashboard Grid */</text:p>
      <text:p text:style-name="Standard"><text:s text:c="8"/>.dashboard-grid {</text:p>
      <text:p text:style-name="Standard"><text:s text:c="12"/>display: grid;</text:p>
      <text:p text:style-name="Standard"><text:s text:c="12"/>grid-template-columns: repeat(auto-fit, minmax(300px, 1fr));</text:p>
      <text:p text:style-name="Standard"><text:s text:c="12"/>gap: 20px;</text:p>
      <text:p text:style-name="Standard"><text:s text:c="8"/>}</text:p>
      <text:p text:style-name="Standard"/>
      <text:p text:style-name="Standard"><text:s text:c="8"/>.balance-card {</text:p>
      <text:p text:style-name="Standard"><text:s text:c="12"/>background: linear-gradient(135deg, #667eea 0%, #764ba2 100%);</text:p>
      <text:p text:style-name="Standard"><text:s text:c="12"/>color: white;</text:p>
      <text:p text:style-name="Standard"><text:s text:c="8"/>}</text:p>
      <text:p text:style-name="Standard"/>
      <text:p text:style-name="Standard"><text:s text:c="8"/>.balance-card h3 {</text:p>
      <text:p text:style-name="Standard"><text:s text:c="12"/>color: white;</text:p>
      <text:p text:style-name="Standard"><text:s text:c="8"/>}</text:p>
      <text:p text:style-name="Standard"/>
      <text:p text:style-name="Standard"><text:s text:c="8"/>.balance-amount {</text:p>
      <text:p text:style-name="Standard"><text:s text:c="12"/>font-size: 3em;</text:p>
      <text:p text:style-name="Standard"><text:s text:c="12"/>font-weight: 700;</text:p>
      <text:p text:style-name="Standard"><text:s text:c="12"/>margin: 16px 0;</text:p>
      <text:p text:style-name="Standard"><text:s text:c="12"/>text-align: center;</text:p>
      <text:p text:style-name="Standard"><text:s text:c="8"/>}</text:p>
      <text:p text:style-name="Standard"/>
      <text:p text:style-name="Standard"><text:s text:c="8"/>.balance-breakdown {</text:p>
      <text:p text:style-name="Standard"><text:s text:c="12"/>display: flex;</text:p>
      <text:p text:style-name="Standard"><text:s text:c="12"/>justify-content: space-between;</text:p>
      <text:p text:style-name="Standard"><text:s text:c="12"/>margin-top: 20px;</text:p>
      <text:p text:style-name="Standard"><text:s text:c="8"/>}</text:p>
      <text:p text:style-name="Standard"/>
      <text:p text:style-name="Standard"><text:s text:c="8"/>.balance-item {</text:p>
      <text:p text:style-name="Standard"><text:s text:c="12"/>display: flex;</text:p>
      <text:p text:style-name="Standard"><text:s text:c="12"/>flex-direction: column;</text:p>
      <text:p text:style-name="Standard"><text:s text:c="12"/>align-items: center;</text:p>
      <text:p text:style-name="Standard"><text:s text:c="12"/>gap: 5px;</text:p>
      <text:p text:style-name="Standard"><text:s text:c="8"/>}</text:p>
      <text:p text:style-name="Standard"/>
      <text:p text:style-name="Standard"><text:s text:c="8"/>.income {</text:p>
      <text:p text:style-name="Standard"><text:s text:c="12"/>color: #27ae60;</text:p>
      <text:p text:style-name="Standard"><text:s text:c="12"/>font-weight: 600;</text:p>
      <text:p text:style-name="Standard"><text:s text:c="8"/>}</text:p>
      <text:p text:style-name="Standard"/>
      <text:p text:style-name="Standard"><text:s text:c="8"/>.expense {</text:p>
      <text:p text:style-name="Standard"><text:s text:c="12"/>color: #e74c3c;</text:p>
      <text:p text:style-name="Standard"><text:s text:c="12"/>font-weight: 600;</text:p>
      <text:p text:style-name="Standard"><text:s text:c="8"/>}</text:p>
      <text:p text:style-name="Standard"/>
      <text:p text:style-name="Standard"><text:s text:c="8"/>.overview-stats, .budget-summary {</text:p>
      <text:p text:style-name="Standard"><text:s text:c="12"/>display: flex;</text:p>
      <text:p text:style-name="Standard"><text:s text:c="12"/>flex-direction: column;</text:p>
      <text:p text:style-name="Standard"><text:soft-page-break/><text:s text:c="12"/>gap: 12px;</text:p>
      <text:p text:style-name="Standard"><text:s text:c="8"/>}</text:p>
      <text:p text:style-name="Standard"/>
      <text:p text:style-name="Standard"><text:s text:c="8"/>.stat-item, .summary-item {</text:p>
      <text:p text:style-name="Standard"><text:s text:c="12"/>display: flex;</text:p>
      <text:p text:style-name="Standard"><text:s text:c="12"/>justify-content: space-between;</text:p>
      <text:p text:style-name="Standard"><text:s text:c="12"/>align-items: center;</text:p>
      <text:p text:style-name="Standard"><text:s text:c="12"/>padding: 8px 0;</text:p>
      <text:p text:style-name="Standard"><text:s text:c="12"/>border-bottom: 1px solid rgba(0, 0, 0, 0.1);</text:p>
      <text:p text:style-name="Standard"><text:s text:c="8"/>}</text:p>
      <text:p text:style-name="Standard"/>
      <text:p text:style-name="Standard"><text:s text:c="8"/>.stat-item:last-child, .summary-item:last-child {</text:p>
      <text:p text:style-name="Standard"><text:s text:c="12"/>border-bottom: none;</text:p>
      <text:p text:style-name="Standard"><text:s text:c="8"/>}</text:p>
      <text:p text:style-name="Standard"/>
      <text:p text:style-name="Standard"><text:s text:c="8"/>/* Button Styles */</text:p>
      <text:p text:style-name="Standard"><text:s text:c="8"/>.btn-primary {</text:p>
      <text:p text:style-name="Standard"><text:s text:c="12"/>background: linear-gradient(45deg, #4facfe 0%, #00f2fe 100%);</text:p>
      <text:p text:style-name="Standard"><text:s text:c="12"/>color: white;</text:p>
      <text:p text:style-name="Standard"><text:s text:c="12"/>border: none;</text:p>
      <text:p text:style-name="Standard"><text:s text:c="12"/>padding: 12px 24px;</text:p>
      <text:p text:style-name="Standard"><text:s text:c="12"/>border-radius: 25px;</text:p>
      <text:p text:style-name="Standard"><text:s text:c="12"/>cursor: pointer;</text:p>
      <text:p text:style-name="Standard"><text:s text:c="12"/>font-weight: 600;</text:p>
      <text:p text:style-name="Standard"><text:s text:c="12"/>transition: all 0.3s ease;</text:p>
      <text:p text:style-name="Standard"><text:s text:c="12"/>font-size: 14px;</text:p>
      <text:p text:style-name="Standard"><text:s text:c="8"/>}</text:p>
      <text:p text:style-name="Standard"/>
      <text:p text:style-name="Standard"><text:s text:c="8"/>.btn-primary:hover {</text:p>
      <text:p text:style-name="Standard"><text:s text:c="12"/>transform: translateY(-2px);</text:p>
      <text:p text:style-name="Standard"><text:s text:c="12"/>box-shadow: 0 6px 20px rgba(79, 172, 254, 0.4);</text:p>
      <text:p text:style-name="Standard"><text:s text:c="8"/>}</text:p>
      <text:p text:style-name="Standard"/>
      <text:p text:style-name="Standard"><text:s text:c="8"/>.btn-secondary {</text:p>
      <text:p text:style-name="Standard"><text:s text:c="12"/>background: linear-gradient(45deg, #ffa726 0%, #fb8c00 100%);</text:p>
      <text:p text:style-name="Standard"><text:s text:c="12"/>color: white;</text:p>
      <text:p text:style-name="Standard"><text:s text:c="12"/>border: none;</text:p>
      <text:p text:style-name="Standard"><text:s text:c="12"/>padding: 8px 16px;</text:p>
      <text:p text:style-name="Standard"><text:s text:c="12"/>border-radius: 20px;</text:p>
      <text:p text:style-name="Standard"><text:s text:c="12"/>cursor: pointer;</text:p>
      <text:p text:style-name="Standard"><text:s text:c="12"/>font-weight: 600;</text:p>
      <text:p text:style-name="Standard"><text:s text:c="12"/>transition: all 0.3s ease;</text:p>
      <text:p text:style-name="Standard"><text:s text:c="12"/>font-size: 12px;</text:p>
      <text:p text:style-name="Standard"><text:s text:c="8"/>}</text:p>
      <text:p text:style-name="Standard"/>
      <text:p text:style-name="Standard"><text:s text:c="8"/>.btn-secondary:hover {</text:p>
      <text:p text:style-name="Standard"><text:s text:c="12"/>transform: translateY(-2px);</text:p>
      <text:p text:style-name="Standard"><text:s text:c="12"/>box-shadow: 0 4px 15px rgba(255, 167, 38, 0.4);</text:p>
      <text:p text:style-name="Standard"><text:s text:c="8"/>}</text:p>
      <text:p text:style-name="Standard"/>
      <text:p text:style-name="Standard"><text:s text:c="8"/>.btn-danger {</text:p>
      <text:p text:style-name="Standard"><text:s text:c="12"/>background: linear-gradient(45deg, #f44336 0%, #d32f2f 100%);</text:p>
      <text:p text:style-name="Standard"><text:soft-page-break/><text:s text:c="12"/>color: white;</text:p>
      <text:p text:style-name="Standard"><text:s text:c="12"/>border: none;</text:p>
      <text:p text:style-name="Standard"><text:s text:c="12"/>padding: 8px 16px;</text:p>
      <text:p text:style-name="Standard"><text:s text:c="12"/>border-radius: 20px;</text:p>
      <text:p text:style-name="Standard"><text:s text:c="12"/>cursor: pointer;</text:p>
      <text:p text:style-name="Standard"><text:s text:c="12"/>font-weight: 600;</text:p>
      <text:p text:style-name="Standard"><text:s text:c="12"/>transition: all 0.3s ease;</text:p>
      <text:p text:style-name="Standard"><text:s text:c="12"/>font-size: 12px;</text:p>
      <text:p text:style-name="Standard"><text:s text:c="8"/>}</text:p>
      <text:p text:style-name="Standard"/>
      <text:p text:style-name="Standard"><text:s text:c="8"/>.btn-danger:hover {</text:p>
      <text:p text:style-name="Standard"><text:s text:c="12"/>transform: translateY(-2px);</text:p>
      <text:p text:style-name="Standard"><text:s text:c="12"/>box-shadow: 0 4px 15px rgba(244, 67, 54, 0.4);</text:p>
      <text:p text:style-name="Standard"><text:s text:c="8"/>}</text:p>
      <text:p text:style-name="Standard"/>
      <text:p text:style-name="Standard"><text:s text:c="8"/>/* Header sections */</text:p>
      <text:p text:style-name="Standard"><text:s text:c="8"/>.transactions-header, .budget-header, .goals-header {</text:p>
      <text:p text:style-name="Standard"><text:s text:c="12"/>display: flex;</text:p>
      <text:p text:style-name="Standard"><text:s text:c="12"/>justify-content: space-between;</text:p>
      <text:p text:style-name="Standard"><text:s text:c="12"/>align-items: center;</text:p>
      <text:p text:style-name="Standard"><text:s text:c="12"/>margin-bottom: 30px;</text:p>
      <text:p text:style-name="Standard"><text:s text:c="8"/>}</text:p>
      <text:p text:style-name="Standard"/>
      <text:p text:style-name="Standard"><text:s text:c="8"/>.transactions-header h2, .budget-header h2, .goals-header h2 {</text:p>
      <text:p text:style-name="Standard"><text:s text:c="12"/>color: white;</text:p>
      <text:p text:style-name="Standard"><text:s text:c="12"/>font-size: 2em;</text:p>
      <text:p text:style-name="Standard"><text:s text:c="12"/>font-weight: 700;</text:p>
      <text:p text:style-name="Standard"><text:s text:c="12"/>text-shadow: 2px 2px 4px rgba(0, 0, 0, 0.3);</text:p>
      <text:p text:style-name="Standard"><text:s text:c="8"/>}</text:p>
      <text:p text:style-name="Standard"/>
      <text:p text:style-name="Standard"><text:s text:c="8"/>/* Filters */</text:p>
      <text:p text:style-name="Standard"><text:s text:c="8"/>.filters {</text:p>
      <text:p text:style-name="Standard"><text:s text:c="12"/>display: flex;</text:p>
      <text:p text:style-name="Standard"><text:s text:c="12"/>gap: 15px;</text:p>
      <text:p text:style-name="Standard"><text:s text:c="12"/>margin-bottom: 30px;</text:p>
      <text:p text:style-name="Standard"><text:s text:c="12"/>flex-wrap: wrap;</text:p>
      <text:p text:style-name="Standard"><text:s text:c="8"/>}</text:p>
      <text:p text:style-name="Standard"/>
      <text:p text:style-name="Standard"><text:s text:c="8"/>.filters select, .filters input {</text:p>
      <text:p text:style-name="Standard"><text:s text:c="12"/>padding: 10px 15px;</text:p>
      <text:p text:style-name="Standard"><text:s text:c="12"/>border: 1px solid rgba(255, 255, 255, 0.3);</text:p>
      <text:p text:style-name="Standard"><text:s text:c="12"/>border-radius: 25px;</text:p>
      <text:p text:style-name="Standard"><text:s text:c="12"/>background: rgba(255, 255, 255, 0.9);</text:p>
      <text:p text:style-name="Standard"><text:s text:c="12"/>backdrop-filter: blur(10px);</text:p>
      <text:p text:style-name="Standard"><text:s text:c="12"/>font-size: 14px;</text:p>
      <text:p text:style-name="Standard"><text:s text:c="12"/>outline: none;</text:p>
      <text:p text:style-name="Standard"><text:s text:c="12"/>transition: all 0.3s ease;</text:p>
      <text:p text:style-name="Standard"><text:s text:c="8"/>}</text:p>
      <text:p text:style-name="Standard"/>
      <text:p text:style-name="Standard"><text:s text:c="8"/>.filters select:focus, .filters input:focus {</text:p>
      <text:p text:style-name="Standard"><text:s text:c="12"/>border-color: #4facfe;</text:p>
      <text:p text:style-name="Standard"><text:s text:c="12"/>box-shadow: 0 0 0 3px rgba(79, 172, 254, 0.2);</text:p>
      <text:p text:style-name="Standard"><text:soft-page-break/><text:s text:c="8"/>}</text:p>
      <text:p text:style-name="Standard"/>
      <text:p text:style-name="Standard"><text:s text:c="8"/>/* Transactions List */</text:p>
      <text:p text:style-name="Standard"><text:s text:c="8"/>.transactions-list {</text:p>
      <text:p text:style-name="Standard"><text:s text:c="12"/>display: flex;</text:p>
      <text:p text:style-name="Standard"><text:s text:c="12"/>flex-direction: column;</text:p>
      <text:p text:style-name="Standard"><text:s text:c="12"/>gap: 15px;</text:p>
      <text:p text:style-name="Standard"><text:s text:c="8"/>}</text:p>
      <text:p text:style-name="Standard"/>
      <text:p text:style-name="Standard"><text:s text:c="8"/>.transaction-item {</text:p>
      <text:p text:style-name="Standard"><text:s text:c="12"/>background: rgba(255, 255, 255, 0.95);</text:p>
      <text:p text:style-name="Standard"><text:s text:c="12"/>backdrop-filter: blur(10px);</text:p>
      <text:p text:style-name="Standard"><text:s text:c="12"/>border-radius: 16px;</text:p>
      <text:p text:style-name="Standard"><text:s text:c="12"/>padding: 20px;</text:p>
      <text:p text:style-name="Standard"><text:s text:c="12"/>display: flex;</text:p>
      <text:p text:style-name="Standard"><text:s text:c="12"/>justify-content: space-between;</text:p>
      <text:p text:style-name="Standard"><text:s text:c="12"/>align-items: center;</text:p>
      <text:p text:style-name="Standard"><text:s text:c="12"/>box-shadow: 0 4px 20px rgba(0, 0, 0, 0.1);</text:p>
      <text:p text:style-name="Standard"><text:s text:c="12"/>transition: transform 0.3s ease;</text:p>
      <text:p text:style-name="Standard"><text:s text:c="8"/>}</text:p>
      <text:p text:style-name="Standard"/>
      <text:p text:style-name="Standard"><text:s text:c="8"/>.transaction-item:hover {</text:p>
      <text:p text:style-name="Standard"><text:s text:c="12"/>transform: translateX(5px);</text:p>
      <text:p text:style-name="Standard"><text:s text:c="8"/>}</text:p>
      <text:p text:style-name="Standard"/>
      <text:p text:style-name="Standard"><text:s text:c="8"/>.transaction-details {</text:p>
      <text:p text:style-name="Standard"><text:s text:c="12"/>flex: 1;</text:p>
      <text:p text:style-name="Standard"><text:s text:c="8"/>}</text:p>
      <text:p text:style-name="Standard"/>
      <text:p text:style-name="Standard"><text:s text:c="8"/>.transaction-details h4 {</text:p>
      <text:p text:style-name="Standard"><text:s text:c="12"/>color: #2c3e50;</text:p>
      <text:p text:style-name="Standard"><text:s text:c="12"/>margin-bottom: 5px;</text:p>
      <text:p text:style-name="Standard"><text:s text:c="8"/>}</text:p>
      <text:p text:style-name="Standard"/>
      <text:p text:style-name="Standard"><text:s text:c="8"/>.transaction-details p {</text:p>
      <text:p text:style-name="Standard"><text:s text:c="12"/>color: #7f8c8d;</text:p>
      <text:p text:style-name="Standard"><text:s text:c="12"/>font-size: 0.9em;</text:p>
      <text:p text:style-name="Standard"><text:s text:c="8"/>}</text:p>
      <text:p text:style-name="Standard"/>
      <text:p text:style-name="Standard"><text:s text:c="8"/>.transaction-amount {</text:p>
      <text:p text:style-name="Standard"><text:s text:c="12"/>font-size: 1.2em;</text:p>
      <text:p text:style-name="Standard"><text:s text:c="12"/>font-weight: 700;</text:p>
      <text:p text:style-name="Standard"><text:s text:c="12"/>margin-right: 15px;</text:p>
      <text:p text:style-name="Standard"><text:s text:c="8"/>}</text:p>
      <text:p text:style-name="Standard"/>
      <text:p text:style-name="Standard"><text:s text:c="8"/>.transaction-actions {</text:p>
      <text:p text:style-name="Standard"><text:s text:c="12"/>display: flex;</text:p>
      <text:p text:style-name="Standard"><text:s text:c="12"/>gap: 10px;</text:p>
      <text:p text:style-name="Standard"><text:s text:c="8"/>}</text:p>
      <text:p text:style-name="Standard"/>
      <text:p text:style-name="Standard"><text:s text:c="8"/>/* Budget Categories */</text:p>
      <text:p text:style-name="Standard"><text:s text:c="8"/>.budget-categories {</text:p>
      <text:p text:style-name="Standard"><text:soft-page-break/><text:s text:c="12"/>display: flex;</text:p>
      <text:p text:style-name="Standard"><text:s text:c="12"/>flex-direction: column;</text:p>
      <text:p text:style-name="Standard"><text:s text:c="12"/>gap: 20px;</text:p>
      <text:p text:style-name="Standard"><text:s text:c="8"/>}</text:p>
      <text:p text:style-name="Standard"/>
      <text:p text:style-name="Standard"><text:s text:c="8"/>.budget-item {</text:p>
      <text:p text:style-name="Standard"><text:s text:c="12"/>background: rgba(255, 255, 255, 0.95);</text:p>
      <text:p text:style-name="Standard"><text:s text:c="12"/>backdrop-filter: blur(10px);</text:p>
      <text:p text:style-name="Standard"><text:s text:c="12"/>border-radius: 16px;</text:p>
      <text:p text:style-name="Standard"><text:s text:c="12"/>padding: 24px;</text:p>
      <text:p text:style-name="Standard"><text:s text:c="12"/>box-shadow: 0 4px 20px rgba(0, 0, 0, 0.1);</text:p>
      <text:p text:style-name="Standard"><text:s text:c="8"/>}</text:p>
      <text:p text:style-name="Standard"/>
      <text:p text:style-name="Standard"><text:s text:c="8"/>.budget-item h4 {</text:p>
      <text:p text:style-name="Standard"><text:s text:c="12"/>color: #2c3e50;</text:p>
      <text:p text:style-name="Standard"><text:s text:c="12"/>margin-bottom: 15px;</text:p>
      <text:p text:style-name="Standard"><text:s text:c="12"/>font-size: 1.1em;</text:p>
      <text:p text:style-name="Standard"><text:s text:c="8"/>}</text:p>
      <text:p text:style-name="Standard"/>
      <text:p text:style-name="Standard"><text:s text:c="8"/>.budget-progress {</text:p>
      <text:p text:style-name="Standard"><text:s text:c="12"/>margin-bottom: 15px;</text:p>
      <text:p text:style-name="Standard"><text:s text:c="8"/>}</text:p>
      <text:p text:style-name="Standard"/>
      <text:p text:style-name="Standard"><text:s text:c="8"/>.progress-bar {</text:p>
      <text:p text:style-name="Standard"><text:s text:c="12"/>width: 100%;</text:p>
      <text:p text:style-name="Standard"><text:s text:c="12"/>height: 12px;</text:p>
      <text:p text:style-name="Standard"><text:s text:c="12"/>background: #ecf0f1;</text:p>
      <text:p text:style-name="Standard"><text:s text:c="12"/>border-radius: 6px;</text:p>
      <text:p text:style-name="Standard"><text:s text:c="12"/>overflow: hidden;</text:p>
      <text:p text:style-name="Standard"><text:s text:c="12"/>margin-bottom: 10px;</text:p>
      <text:p text:style-name="Standard"><text:s text:c="8"/>}</text:p>
      <text:p text:style-name="Standard"/>
      <text:p text:style-name="Standard"><text:s text:c="8"/>.progress-fill {</text:p>
      <text:p text:style-name="Standard"><text:s text:c="12"/>height: 100%;</text:p>
      <text:p text:style-name="Standard"><text:s text:c="12"/>background: linear-gradient(90deg, #4facfe 0%, #00f2fe 100%);</text:p>
      <text:p text:style-name="Standard"><text:s text:c="12"/>transition: width 0.3s ease;</text:p>
      <text:p text:style-name="Standard"><text:s text:c="8"/>}</text:p>
      <text:p text:style-name="Standard"/>
      <text:p text:style-name="Standard"><text:s text:c="8"/>.progress-fill.over-budget {</text:p>
      <text:p text:style-name="Standard"><text:s text:c="12"/>background: linear-gradient(90deg, #f44336 0%, #d32f2f 100%);</text:p>
      <text:p text:style-name="Standard"><text:s text:c="8"/>}</text:p>
      <text:p text:style-name="Standard"/>
      <text:p text:style-name="Standard"><text:s text:c="8"/>.budget-info {</text:p>
      <text:p text:style-name="Standard"><text:s text:c="12"/>display: flex;</text:p>
      <text:p text:style-name="Standard"><text:s text:c="12"/>justify-content: space-between;</text:p>
      <text:p text:style-name="Standard"><text:s text:c="12"/>font-size: 0.9em;</text:p>
      <text:p text:style-name="Standard"><text:s text:c="12"/>color: #7f8c8d;</text:p>
      <text:p text:style-name="Standard"><text:s text:c="8"/>}</text:p>
      <text:p text:style-name="Standard"/>
      <text:p text:style-name="Standard"><text:s text:c="8"/>.budget-actions {</text:p>
      <text:p text:style-name="Standard"><text:s text:c="12"/>display: flex;</text:p>
      <text:p text:style-name="Standard"><text:s text:c="12"/>gap: 10px;</text:p>
      <text:p text:style-name="Standard"><text:soft-page-break/><text:s text:c="8"/>}</text:p>
      <text:p text:style-name="Standard"/>
      <text:p text:style-name="Standard"><text:s text:c="8"/>/* Goals Grid */</text:p>
      <text:p text:style-name="Standard"><text:s text:c="8"/>.goals-grid {</text:p>
      <text:p text:style-name="Standard"><text:s text:c="12"/>display: grid;</text:p>
      <text:p text:style-name="Standard"><text:s text:c="12"/>grid-template-columns: repeat(auto-fit, minmax(300px, 1fr));</text:p>
      <text:p text:style-name="Standard"><text:s text:c="12"/>gap: 20px;</text:p>
      <text:p text:style-name="Standard"><text:s text:c="8"/>}</text:p>
      <text:p text:style-name="Standard"/>
      <text:p text:style-name="Standard"><text:s text:c="8"/>.goal-item {</text:p>
      <text:p text:style-name="Standard"><text:s text:c="12"/>background: rgba(255, 255, 255, 0.95);</text:p>
      <text:p text:style-name="Standard"><text:s text:c="12"/>backdrop-filter: blur(10px);</text:p>
      <text:p text:style-name="Standard"><text:s text:c="12"/>border-radius: 16px;</text:p>
      <text:p text:style-name="Standard"><text:s text:c="12"/>padding: 24px;</text:p>
      <text:p text:style-name="Standard"><text:s text:c="12"/>box-shadow: 0 4px 20px rgba(0, 0, 0, 0.1);</text:p>
      <text:p text:style-name="Standard"><text:s text:c="12"/>transition: transform 0.3s ease;</text:p>
      <text:p text:style-name="Standard"><text:s text:c="8"/>}</text:p>
      <text:p text:style-name="Standard"/>
      <text:p text:style-name="Standard"><text:s text:c="8"/>.goal-item:hover {</text:p>
      <text:p text:style-name="Standard"><text:s text:c="12"/>transform: translateY(-5px);</text:p>
      <text:p text:style-name="Standard"><text:s text:c="8"/>}</text:p>
      <text:p text:style-name="Standard"/>
      <text:p text:style-name="Standard"><text:s text:c="8"/>.goal-item h4 {</text:p>
      <text:p text:style-name="Standard"><text:s text:c="12"/>color: #2c3e50;</text:p>
      <text:p text:style-name="Standard"><text:s text:c="12"/>margin-bottom: 15px;</text:p>
      <text:p text:style-name="Standard"><text:s text:c="12"/>font-size: 1.2em;</text:p>
      <text:p text:style-name="Standard"><text:s text:c="8"/>}</text:p>
      <text:p text:style-name="Standard"/>
      <text:p text:style-name="Standard"><text:s text:c="8"/>.goal-progress {</text:p>
      <text:p text:style-name="Standard"><text:s text:c="12"/>margin-bottom: 15px;</text:p>
      <text:p text:style-name="Standard"><text:s text:c="8"/>}</text:p>
      <text:p text:style-name="Standard"/>
      <text:p text:style-name="Standard"><text:s text:c="8"/>.goal-amount {</text:p>
      <text:p text:style-name="Standard"><text:s text:c="12"/>display: flex;</text:p>
      <text:p text:style-name="Standard"><text:s text:c="12"/>justify-content: space-between;</text:p>
      <text:p text:style-name="Standard"><text:s text:c="12"/>margin-bottom: 10px;</text:p>
      <text:p text:style-name="Standard"><text:s text:c="12"/>font-size: 0.9em;</text:p>
      <text:p text:style-name="Standard"><text:s text:c="8"/>}</text:p>
      <text:p text:style-name="Standard"/>
      <text:p text:style-name="Standard"><text:s text:c="8"/>.goal-deadline {</text:p>
      <text:p text:style-name="Standard"><text:s text:c="12"/>color: #7f8c8d;</text:p>
      <text:p text:style-name="Standard"><text:s text:c="12"/>font-size: 0.9em;</text:p>
      <text:p text:style-name="Standard"><text:s text:c="12"/>margin-bottom: 15px;</text:p>
      <text:p text:style-name="Standard"><text:s text:c="8"/>}</text:p>
      <text:p text:style-name="Standard"/>
      <text:p text:style-name="Standard"><text:s text:c="8"/>.goal-actions {</text:p>
      <text:p text:style-name="Standard"><text:s text:c="12"/>display: flex;</text:p>
      <text:p text:style-name="Standard"><text:s text:c="12"/>gap: 10px;</text:p>
      <text:p text:style-name="Standard"><text:s text:c="8"/>}</text:p>
      <text:p text:style-name="Standard"/>
      <text:p text:style-name="Standard"><text:s text:c="8"/>/* Modal Styles */</text:p>
      <text:p text:style-name="Standard"><text:s text:c="8"/>.modal {</text:p>
      <text:p text:style-name="Standard"><text:soft-page-break/><text:s text:c="12"/>display: none;</text:p>
      <text:p text:style-name="Standard"><text:s text:c="12"/>position: fixed;</text:p>
      <text:p text:style-name="Standard"><text:s text:c="12"/>z-index: 1000;</text:p>
      <text:p text:style-name="Standard"><text:s text:c="12"/>left: 0;</text:p>
      <text:p text:style-name="Standard"><text:s text:c="12"/>top: 0;</text:p>
      <text:p text:style-name="Standard"><text:s text:c="12"/>width: 100%;</text:p>
      <text:p text:style-name="Standard"><text:s text:c="12"/>height: 100%;</text:p>
      <text:p text:style-name="Standard"><text:s text:c="12"/>background: rgba(0, 0, 0, 0.5);</text:p>
      <text:p text:style-name="Standard"><text:s text:c="12"/>backdrop-filter: blur(5px);</text:p>
      <text:p text:style-name="Standard"><text:s text:c="8"/>}</text:p>
      <text:p text:style-name="Standard"/>
      <text:p text:style-name="Standard"><text:s text:c="8"/>.modal-content {</text:p>
      <text:p text:style-name="Standard"><text:s text:c="12"/>background: white;</text:p>
      <text:p text:style-name="Standard"><text:s text:c="12"/>margin: 5% auto;</text:p>
      <text:p text:style-name="Standard"><text:s text:c="12"/>padding: 30px;</text:p>
      <text:p text:style-name="Standard"><text:s text:c="12"/>border-radius: 20px;</text:p>
      <text:p text:style-name="Standard"><text:s text:c="12"/>width: 90%;</text:p>
      <text:p text:style-name="Standard"><text:s text:c="12"/>max-width: 500px;</text:p>
      <text:p text:style-name="Standard"><text:s text:c="12"/>box-shadow: 0 20px 60px rgba(0, 0, 0, 0.3);</text:p>
      <text:p text:style-name="Standard"><text:s text:c="12"/>animation: modalSlideIn 0.3s ease-out;</text:p>
      <text:p text:style-name="Standard"><text:s text:c="8"/>}</text:p>
      <text:p text:style-name="Standard"/>
      <text:p text:style-name="Standard"><text:s text:c="8"/>@keyframes modalSlideIn {</text:p>
      <text:p text:style-name="Standard"><text:s text:c="12"/>from { transform: translateY(-50px); opacity: 0; }</text:p>
      <text:p text:style-name="Standard"><text:s text:c="12"/>to { transform: translateY(0); opacity: 1; }</text:p>
      <text:p text:style-name="Standard"><text:s text:c="8"/>}</text:p>
      <text:p text:style-name="Standard"/>
      <text:p text:style-name="Standard"><text:s text:c="8"/>.close {</text:p>
      <text:p text:style-name="Standard"><text:s text:c="12"/>color: #aaa;</text:p>
      <text:p text:style-name="Standard"><text:s text:c="12"/>float: right;</text:p>
      <text:p text:style-name="Standard"><text:s text:c="12"/>font-size: 28px;</text:p>
      <text:p text:style-name="Standard"><text:s text:c="12"/>font-weight: bold;</text:p>
      <text:p text:style-name="Standard"><text:s text:c="12"/>cursor: pointer;</text:p>
      <text:p text:style-name="Standard"><text:s text:c="12"/>transition: color 0.3s ease;</text:p>
      <text:p text:style-name="Standard"><text:s text:c="8"/>}</text:p>
      <text:p text:style-name="Standard"/>
      <text:p text:style-name="Standard"><text:s text:c="8"/>.close:hover {</text:p>
      <text:p text:style-name="Standard"><text:s text:c="12"/>color: #000;</text:p>
      <text:p text:style-name="Standard"><text:s text:c="8"/>}</text:p>
      <text:p text:style-name="Standard"/>
      <text:p text:style-name="Standard"><text:s text:c="8"/>.modal-content h2 {</text:p>
      <text:p text:style-name="Standard"><text:s text:c="12"/>color: #2c3e50;</text:p>
      <text:p text:style-name="Standard"><text:s text:c="12"/>margin-bottom: 20px;</text:p>
      <text:p text:style-name="Standard"><text:s text:c="12"/>font-size: 1.8em;</text:p>
      <text:p text:style-name="Standard"><text:s text:c="8"/>}</text:p>
      <text:p text:style-name="Standard"/>
      <text:p text:style-name="Standard"><text:s text:c="8"/>/* Form Styles */</text:p>
      <text:p text:style-name="Standard"><text:s text:c="8"/>.form-group {</text:p>
      <text:p text:style-name="Standard"><text:s text:c="12"/>margin-bottom: 20px;</text:p>
      <text:p text:style-name="Standard"><text:s text:c="8"/>}</text:p>
      <text:p text:style-name="Standard"/>
      <text:p text:style-name="Standard"><text:s text:c="8"/>.form-group label {</text:p>
      <text:p text:style-name="Standard"><text:soft-page-break/><text:s text:c="12"/>display: block;</text:p>
      <text:p text:style-name="Standard"><text:s text:c="12"/>margin-bottom: 8px;</text:p>
      <text:p text:style-name="Standard"><text:s text:c="12"/>color: #2c3e50;</text:p>
      <text:p text:style-name="Standard"><text:s text:c="12"/>font-weight: 600;</text:p>
      <text:p text:style-name="Standard"><text:s text:c="8"/>}</text:p>
      <text:p text:style-name="Standard"/>
      <text:p text:style-name="Standard"><text:s text:c="8"/>.form-group input,</text:p>
      <text:p text:style-name="Standard"><text:s text:c="8"/>.form-group select {</text:p>
      <text:p text:style-name="Standard"><text:s text:c="12"/>width: 100%;</text:p>
      <text:p text:style-name="Standard"><text:s text:c="12"/>padding: 12px 16px;</text:p>
      <text:p text:style-name="Standard"><text:s text:c="12"/>border: 2px solid #ecf0f1;</text:p>
      <text:p text:style-name="Standard"><text:s text:c="12"/>border-radius: 10px;</text:p>
      <text:p text:style-name="Standard"><text:s text:c="12"/>font-size: 14px;</text:p>
      <text:p text:style-name="Standard"><text:s text:c="12"/>transition: border-color 0.3s ease;</text:p>
      <text:p text:style-name="Standard"><text:s text:c="12"/>background: white;</text:p>
      <text:p text:style-name="Standard"><text:s text:c="8"/>}</text:p>
      <text:p text:style-name="Standard"/>
      <text:p text:style-name="Standard"><text:s text:c="8"/>.form-group input:focus,</text:p>
      <text:p text:style-name="Standard"><text:s text:c="8"/>.form-group select:focus {</text:p>
      <text:p text:style-name="Standard"><text:s text:c="12"/>outline: none;</text:p>
      <text:p text:style-name="Standard"><text:s text:c="12"/>border-color: #4facfe;</text:p>
      <text:p text:style-name="Standard"><text:s text:c="12"/>box-shadow: 0 0 0 3px rgba(79, 172, 254, 0.1);</text:p>
      <text:p text:style-name="Standard"><text:s text:c="8"/>}</text:p>
      <text:p text:style-name="Standard"/>
      <text:p text:style-name="Standard"><text:s text:c="8"/>/* Progress Contribution */</text:p>
      <text:p text:style-name="Standard"><text:s text:c="8"/>.progress-contribution {</text:p>
      <text:p text:style-name="Standard"><text:s text:c="12"/>display: flex;</text:p>
      <text:p text:style-name="Standard"><text:s text:c="12"/>gap: 10px;</text:p>
      <text:p text:style-name="Standard"><text:s text:c="12"/>align-items: center;</text:p>
      <text:p text:style-name="Standard"><text:s text:c="12"/>margin-top: 15px;</text:p>
      <text:p text:style-name="Standard"><text:s text:c="8"/>}</text:p>
      <text:p text:style-name="Standard"/>
      <text:p text:style-name="Standard"><text:s text:c="8"/>.progress-contribution input {</text:p>
      <text:p text:style-name="Standard"><text:s text:c="12"/>flex: 1;</text:p>
      <text:p text:style-name="Standard"><text:s text:c="12"/>padding: 8px 12px;</text:p>
      <text:p text:style-name="Standard"><text:s text:c="12"/>border: 1px solid #ddd;</text:p>
      <text:p text:style-name="Standard"><text:s text:c="12"/>border-radius: 6px;</text:p>
      <text:p text:style-name="Standard"><text:s text:c="12"/>font-size: 14px;</text:p>
      <text:p text:style-name="Standard"><text:s text:c="8"/>}</text:p>
      <text:p text:style-name="Standard"/>
      <text:p text:style-name="Standard"><text:s text:c="8"/>.progress-contribution button {</text:p>
      <text:p text:style-name="Standard"><text:s text:c="12"/>padding: 8px 16px;</text:p>
      <text:p text:style-name="Standard"><text:s text:c="12"/>font-size: 12px;</text:p>
      <text:p text:style-name="Standard"><text:s text:c="8"/>}</text:p>
      <text:p text:style-name="Standard"/>
      <text:p text:style-name="Standard"><text:s text:c="8"/>/* Responsive Design */</text:p>
      <text:p text:style-name="Standard"><text:s text:c="8"/>@media (max-width: 768px) {</text:p>
      <text:p text:style-name="Standard"><text:s text:c="12"/>.container {</text:p>
      <text:p text:style-name="Standard"><text:s text:c="16"/>padding: 10px;</text:p>
      <text:p text:style-name="Standard"><text:s text:c="12"/>}</text:p>
      <text:p text:style-name="Standard"><text:s text:c="12"/></text:p>
      <text:p text:style-name="Standard"><text:s text:c="12"/>header h1 {</text:p>
      <text:p text:style-name="Standard"><text:soft-page-break/><text:s text:c="16"/>font-size: 2em;</text:p>
      <text:p text:style-name="Standard"><text:s text:c="12"/>}</text:p>
      <text:p text:style-name="Standard"><text:s text:c="12"/></text:p>
      <text:p text:style-name="Standard"><text:s text:c="12"/>.nav-btn {</text:p>
      <text:p text:style-name="Standard"><text:s text:c="16"/>padding: 10px 16px;</text:p>
      <text:p text:style-name="Standard"><text:s text:c="16"/>font-size: 12px;</text:p>
      <text:p text:style-name="Standard"><text:s text:c="12"/>}</text:p>
      <text:p text:style-name="Standard"><text:s text:c="12"/></text:p>
      <text:p text:style-name="Standard"><text:s text:c="12"/>.dashboard-grid {</text:p>
      <text:p text:style-name="Standard"><text:s text:c="16"/>grid-template-columns: 1fr;</text:p>
      <text:p text:style-name="Standard"><text:s text:c="12"/>}</text:p>
      <text:p text:style-name="Standard"><text:s text:c="12"/></text:p>
      <text:p text:style-name="Standard"><text:s text:c="12"/>.balance-amount {</text:p>
      <text:p text:style-name="Standard"><text:s text:c="16"/>font-size: 2.5em;</text:p>
      <text:p text:style-name="Standard"><text:s text:c="12"/>}</text:p>
      <text:p text:style-name="Standard"><text:s text:c="12"/></text:p>
      <text:p text:style-name="Standard"><text:s text:c="12"/>.balance-breakdown {</text:p>
      <text:p text:style-name="Standard"><text:s text:c="16"/>flex-direction: column;</text:p>
      <text:p text:style-name="Standard"><text:s text:c="16"/>gap: 10px;</text:p>
      <text:p text:style-name="Standard"><text:s text:c="12"/>}</text:p>
      <text:p text:style-name="Standard"><text:s text:c="12"/></text:p>
      <text:p text:style-name="Standard"><text:s text:c="12"/>.transactions-header, .budget-header, .goals-header {</text:p>
      <text:p text:style-name="Standard"><text:s text:c="16"/>flex-direction: column;</text:p>
      <text:p text:style-name="Standard"><text:s text:c="16"/>align-items: flex-start;</text:p>
      <text:p text:style-name="Standard"><text:s text:c="16"/>gap: 15px;</text:p>
      <text:p text:style-name="Standard"><text:s text:c="12"/>}</text:p>
      <text:p text:style-name="Standard"><text:s text:c="12"/></text:p>
      <text:p text:style-name="Standard"><text:s text:c="12"/>.filters {</text:p>
      <text:p text:style-name="Standard"><text:s text:c="16"/>flex-direction: column;</text:p>
      <text:p text:style-name="Standard"><text:s text:c="12"/>}</text:p>
      <text:p text:style-name="Standard"><text:s text:c="12"/></text:p>
      <text:p text:style-name="Standard"><text:s text:c="12"/>.transaction-item {</text:p>
      <text:p text:style-name="Standard"><text:s text:c="16"/>flex-direction: column;</text:p>
      <text:p text:style-name="Standard"><text:s text:c="16"/>align-items: flex-start;</text:p>
      <text:p text:style-name="Standard"><text:s text:c="16"/>gap: 15px;</text:p>
      <text:p text:style-name="Standard"><text:s text:c="12"/>}</text:p>
      <text:p text:style-name="Standard"><text:s text:c="12"/></text:p>
      <text:p text:style-name="Standard"><text:s text:c="12"/>.transaction-actions {</text:p>
      <text:p text:style-name="Standard"><text:s text:c="16"/>align-self: flex-end;</text:p>
      <text:p text:style-name="Standard"><text:s text:c="12"/>}</text:p>
      <text:p text:style-name="Standard"><text:s text:c="12"/></text:p>
      <text:p text:style-name="Standard"><text:s text:c="12"/>.goals-grid {</text:p>
      <text:p text:style-name="Standard"><text:s text:c="16"/>grid-template-columns: 1fr;</text:p>
      <text:p text:style-name="Standard"><text:s text:c="12"/>}</text:p>
      <text:p text:style-name="Standard"><text:s text:c="12"/></text:p>
      <text:p text:style-name="Standard"><text:s text:c="12"/>.modal-content {</text:p>
      <text:p text:style-name="Standard"><text:s text:c="16"/>width: 95%;</text:p>
      <text:p text:style-name="Standard"><text:s text:c="16"/>margin: 10% auto;</text:p>
      <text:p text:style-name="Standard"><text:s text:c="16"/>padding: 20px;</text:p>
      <text:p text:style-name="Standard"><text:s text:c="12"/>}</text:p>
      <text:p text:style-name="Standard"><text:s text:c="8"/>}</text:p>
      <text:p text:style-name="Standard"/>
      <text:p text:style-name="Standard"><text:soft-page-break/><text:s text:c="8"/>/* Utility Classes */</text:p>
      <text:p text:style-name="Standard"><text:s text:c="8"/>.text-center {</text:p>
      <text:p text:style-name="Standard"><text:s text:c="12"/>text-align: center;</text:p>
      <text:p text:style-name="Standard"><text:s text:c="8"/>}</text:p>
      <text:p text:style-name="Standard"/>
      <text:p text:style-name="Standard"><text:s text:c="8"/>.text-right {</text:p>
      <text:p text:style-name="Standard"><text:s text:c="12"/>text-align: right;</text:p>
      <text:p text:style-name="Standard"><text:s text:c="8"/>}</text:p>
      <text:p text:style-name="Standard"/>
      <text:p text:style-name="Standard"><text:s text:c="8"/>.mb-20 {</text:p>
      <text:p text:style-name="Standard"><text:s text:c="12"/>margin-bottom: 20px;</text:p>
      <text:p text:style-name="Standard"><text:s text:c="8"/>}</text:p>
      <text:p text:style-name="Standard"/>
      <text:p text:style-name="Standard"><text:s text:c="8"/>.mt-20 {</text:p>
      <text:p text:style-name="Standard"><text:s text:c="12"/>margin-top: 20px;</text:p>
      <text:p text:style-name="Standard"><text:s text:c="8"/>}</text:p>
      <text:p text:style-name="Standard"/>
      <text:p text:style-name="Standard"><text:s text:c="8"/>.hidden {</text:p>
      <text:p text:style-name="Standard"><text:s text:c="12"/>display: none;</text:p>
      <text:p text:style-name="Standard"><text:s text:c="8"/>}</text:p>
      <text:p text:style-name="Standard"/>
      <text:p text:style-name="Standard"><text:s text:c="8"/>/* Loading Animation */</text:p>
      <text:p text:style-name="Standard"><text:s text:c="8"/>.loading {</text:p>
      <text:p text:style-name="Standard"><text:s text:c="12"/>display: inline-block;</text:p>
      <text:p text:style-name="Standard"><text:s text:c="12"/>width: 20px;</text:p>
      <text:p text:style-name="Standard"><text:s text:c="12"/>height: 20px;</text:p>
      <text:p text:style-name="Standard"><text:s text:c="12"/>border: 3px solid #f3f3f3;</text:p>
      <text:p text:style-name="Standard"><text:s text:c="12"/>border-top: 3px solid #4facfe;</text:p>
      <text:p text:style-name="Standard"><text:s text:c="12"/>border-radius: 50%;</text:p>
      <text:p text:style-name="Standard"><text:s text:c="12"/>animation: spin 1s linear infinite;</text:p>
      <text:p text:style-name="Standard"><text:s text:c="8"/>}</text:p>
      <text:p text:style-name="Standard"/>
      <text:p text:style-name="Standard"><text:s text:c="8"/>@keyframes spin {</text:p>
      <text:p text:style-name="Standard"><text:s text:c="12"/>0% { transform: rotate(0deg); }</text:p>
      <text:p text:style-name="Standard"><text:s text:c="12"/>100% { transform: rotate(360deg); }</text:p>
      <text:p text:style-name="Standard"><text:s text:c="8"/>}</text:p>
      <text:p text:style-name="Standard"/>
      <text:p text:style-name="Standard"><text:s text:c="4"/>&lt;/style&gt;</text:p>
      <text:p text:style-name="Standard">&lt;/head&gt;</text:p>
      <text:p text:style-name="Standard">&lt;body&gt;</text:p>
      <text:p text:style-name="Standard"><text:s text:c="4"/>&lt;div class="container"&gt;</text:p>
      <text:p text:style-name="Standard"><text:s text:c="8"/>&lt;header&gt;</text:p>
      <text:p text:style-name="Standard"><text:s text:c="12"/>&lt;h1&gt;💰 Personal Finance Manager&lt;/h1&gt;</text:p>
      <text:p text:style-name="Standard"><text:s text:c="12"/>&lt;nav&gt;</text:p>
      <text:p text:style-name="Standard"><text:s text:c="16"/>&lt;button class="nav-btn active" data-tab="dashboard"&gt;Dashboard&lt;/button&gt;</text:p>
      <text:p text:style-name="Standard"><text:s text:c="16"/>&lt;button class="nav-btn" data-tab="transactions"&gt;Transactions&lt;/button&gt;</text:p>
      <text:p text:style-name="Standard"><text:s text:c="16"/>&lt;button class="nav-btn" data-tab="budget"&gt;Budget&lt;/button&gt;</text:p>
      <text:p text:style-name="Standard"><text:s text:c="16"/>&lt;button class="nav-btn" data-tab="goals"&gt;Goals&lt;/button&gt;</text:p>
      <text:p text:style-name="Standard"><text:s text:c="12"/>&lt;/nav&gt;</text:p>
      <text:p text:style-name="Standard"><text:s text:c="8"/>&lt;/header&gt;</text:p>
      <text:p text:style-name="Standard"/>
      <text:p text:style-name="Standard"><text:s text:c="8"/>&lt;main&gt;</text:p>
      <text:p text:style-name="Standard"><text:soft-page-break/><text:s text:c="12"/>&lt;!-- Dashboard Tab --&gt;</text:p>
      <text:p text:style-name="Standard"><text:s text:c="12"/>&lt;div id="dashboard" class="tab-content active"&gt;</text:p>
      <text:p text:style-name="Standard"><text:s text:c="16"/>&lt;div class="dashboard-grid"&gt;</text:p>
      <text:p text:style-name="Standard"><text:s text:c="20"/>&lt;div class="card balance-card"&gt;</text:p>
      <text:p text:style-name="Standard"><text:s text:c="24"/>&lt;h3&gt;💳 Account Balance&lt;/h3&gt;</text:p>
      <text:p text:style-name="Standard"><text:s text:c="24"/>&lt;div class="balance-amount" id="totalBalance"&gt;$0.00&lt;/div&gt;</text:p>
      <text:p text:style-name="Standard"><text:s text:c="24"/>&lt;div class="balance-breakdown"&gt;</text:p>
      <text:p text:style-name="Standard"><text:s text:c="28"/>&lt;div class="balance-item"&gt;</text:p>
      <text:p text:style-name="Standard"><text:s text:c="32"/>&lt;span&gt;Income: &lt;/span&gt;</text:p>
      <text:p text:style-name="Standard"><text:s text:c="32"/>&lt;span class="income" id="totalIncome"&gt;$0.00&lt;/span&gt;</text:p>
      <text:p text:style-name="Standard"><text:s text:c="28"/>&lt;/div&gt;</text:p>
      <text:p text:style-name="Standard"><text:s text:c="28"/>&lt;div class="balance-item"&gt;</text:p>
      <text:p text:style-name="Standard"><text:s text:c="32"/>&lt;span&gt;Expenses: &lt;/span&gt;</text:p>
      <text:p text:style-name="Standard"><text:s text:c="32"/>&lt;span class="expense" id="totalExpenses"&gt;$0.00&lt;/span&gt;</text:p>
      <text:p text:style-name="Standard"><text:s text:c="28"/>&lt;/div&gt;</text:p>
      <text:p text:style-name="Standard"><text:s text:c="24"/>&lt;/div&gt;</text:p>
      <text:p text:style-name="Standard"><text:s text:c="20"/>&lt;/div&gt;</text:p>
      <text:p text:style-name="Standard"/>
      <text:p text:style-name="Standard"><text:s text:c="20"/>&lt;div class="card"&gt;</text:p>
      <text:p text:style-name="Standard"><text:s text:c="24"/>&lt;h3&gt;📊 Monthly Overview&lt;/h3&gt;</text:p>
      <text:p text:style-name="Standard"><text:s text:c="24"/>&lt;div class="overview-stats"&gt;</text:p>
      <text:p text:style-name="Standard"><text:s text:c="28"/>&lt;div class="stat-item"&gt;</text:p>
      <text:p text:style-name="Standard"><text:s text:c="32"/>&lt;span&gt;This Month's Income&lt;/span&gt;</text:p>
      <text:p text:style-name="Standard"><text:s text:c="32"/>&lt;span class="income" id="monthlyIncome"&gt;$0.00&lt;/span&gt;</text:p>
      <text:p text:style-name="Standard"><text:s text:c="28"/>&lt;/div&gt;</text:p>
      <text:p text:style-name="Standard"><text:s text:c="28"/>&lt;div class="stat-item"&gt;</text:p>
      <text:p text:style-name="Standard"><text:s text:c="32"/>&lt;span&gt;This Month's Expenses&lt;/span&gt;</text:p>
      <text:p text:style-name="Standard"><text:s text:c="32"/>&lt;span class="expense" id="monthlyExpenses"&gt;$0.00&lt;/span&gt;</text:p>
      <text:p text:style-name="Standard"><text:s text:c="28"/>&lt;/div&gt;</text:p>
      <text:p text:style-name="Standard"><text:s text:c="28"/>&lt;div class="stat-item"&gt;</text:p>
      <text:p text:style-name="Standard"><text:s text:c="32"/>&lt;span&gt;Net Savings&lt;/span&gt;</text:p>
      <text:p text:style-name="Standard"><text:s text:c="32"/>&lt;span id="netSavings"&gt;$0.00&lt;/span&gt;</text:p>
      <text:p text:style-name="Standard"><text:s text:c="28"/>&lt;/div&gt;</text:p>
      <text:p text:style-name="Standard"><text:s text:c="24"/>&lt;/div&gt;</text:p>
      <text:p text:style-name="Standard"><text:s text:c="20"/>&lt;/div&gt;</text:p>
      <text:p text:style-name="Standard"/>
      <text:p text:style-name="Standard"><text:s text:c="20"/>&lt;div class="card"&gt;</text:p>
      <text:p text:style-name="Standard"><text:s text:c="24"/>&lt;h3&gt;🎯 Goals Progress&lt;/h3&gt;</text:p>
      <text:p text:style-name="Standard"><text:s text:c="24"/>&lt;div id="goalsPreview"&gt;</text:p>
      <text:p text:style-name="Standard"><text:s text:c="28"/>&lt;p&gt;No goals set yet. &lt;a href="#" onclick="showTab('goals')"&gt;Add your first goal!&lt;/a&gt;&lt;/p&gt;</text:p>
      <text:p text:style-name="Standard"><text:s text:c="24"/>&lt;/div&gt;</text:p>
      <text:p text:style-name="Standard"><text:s text:c="20"/>&lt;/div&gt;</text:p>
      <text:p text:style-name="Standard"/>
      <text:p text:style-name="Standard"><text:s text:c="20"/>&lt;div class="card"&gt;</text:p>
      <text:p text:style-name="Standard"><text:s text:c="24"/>&lt;h3&gt;📈 Recent Transactions&lt;/h3&gt;</text:p>
      <text:p text:style-name="Standard"><text:s text:c="24"/>&lt;div id="recentTransactions"&gt;</text:p>
      <text:p text:style-name="Standard"><text:s text:c="28"/>&lt;p&gt;No transactions yet. &lt;a href="#" onclick="showTab('transactions')"&gt;Add your first transaction!&lt;/a&gt;&lt;/p&gt;</text:p>
      <text:p text:style-name="Standard"><text:s text:c="24"/>&lt;/div&gt;</text:p>
      <text:p text:style-name="Standard"><text:s text:c="20"/>&lt;/div&gt;</text:p>
      <text:p text:style-name="Standard"><text:s text:c="16"/>&lt;/div&gt;</text:p>
      <text:p text:style-name="Standard"><text:soft-page-break/><text:s text:c="12"/>&lt;/div&gt;</text:p>
      <text:p text:style-name="Standard"/>
      <text:p text:style-name="Standard"><text:s text:c="12"/>&lt;!-- Transactions Tab --&gt;</text:p>
      <text:p text:style-name="Standard"><text:s text:c="12"/>&lt;div id="transactions" class="tab-content"&gt;</text:p>
      <text:p text:style-name="Standard"><text:s text:c="16"/>&lt;div class="transactions-header"&gt;</text:p>
      <text:p text:style-name="Standard"><text:s text:c="20"/>&lt;h2&gt;💸 Transactions&lt;/h2&gt;</text:p>
      <text:p text:style-name="Standard"><text:s text:c="20"/>&lt;button class="btn-primary" onclick="showAddTransactionModal()"&gt;Add Transaction&lt;/button&gt;</text:p>
      <text:p text:style-name="Standard"><text:s text:c="16"/>&lt;/div&gt;</text:p>
      <text:p text:style-name="Standard"/>
      <text:p text:style-name="Standard"><text:s text:c="16"/>&lt;div class="filters"&gt;</text:p>
      <text:p text:style-name="Standard"><text:s text:c="20"/>&lt;select id="filterType"&gt;</text:p>
      <text:p text:style-name="Standard"><text:s text:c="24"/>&lt;option value="all"&gt;All Types&lt;/option&gt;</text:p>
      <text:p text:style-name="Standard"><text:s text:c="24"/>&lt;option value="income"&gt;Income&lt;/option&gt;</text:p>
      <text:p text:style-name="Standard"><text:s text:c="24"/>&lt;option value="expense"&gt;Expense&lt;/option&gt;</text:p>
      <text:p text:style-name="Standard"><text:s text:c="20"/>&lt;/select&gt;</text:p>
      <text:p text:style-name="Standard"><text:s text:c="20"/>&lt;select id="filterCategory"&gt;</text:p>
      <text:p text:style-name="Standard"><text:s text:c="24"/>&lt;option value="all"&gt;All Categories&lt;/option&gt;</text:p>
      <text:p text:style-name="Standard"><text:s text:c="24"/>&lt;option value="food"&gt;Food &amp; Dining&lt;/option&gt;</text:p>
      <text:p text:style-name="Standard"><text:s text:c="24"/>&lt;option value="transportation"&gt;Transportation&lt;/option&gt;</text:p>
      <text:p text:style-name="Standard"><text:s text:c="24"/>&lt;option value="entertainment"&gt;Entertainment&lt;/option&gt;</text:p>
      <text:p text:style-name="Standard"><text:s text:c="24"/>&lt;option value="utilities"&gt;Utilities&lt;/option&gt;</text:p>
      <text:p text:style-name="Standard"><text:s text:c="24"/>&lt;option value="shopping"&gt;Shopping&lt;/option&gt;</text:p>
      <text:p text:style-name="Standard"><text:s text:c="24"/>&lt;option value="healthcare"&gt;Healthcare&lt;/option&gt;</text:p>
      <text:p text:style-name="Standard"><text:s text:c="24"/>&lt;option value="salary"&gt;Salary&lt;/option&gt;</text:p>
      <text:p text:style-name="Standard"><text:s text:c="24"/>&lt;option value="freelance"&gt;Freelance&lt;/option&gt;</text:p>
      <text:p text:style-name="Standard"><text:s text:c="24"/>&lt;option value="investment"&gt;Investment&lt;/option&gt;</text:p>
      <text:p text:style-name="Standard"><text:s text:c="24"/>&lt;option value="other"&gt;Other&lt;/option&gt;</text:p>
      <text:p text:style-name="Standard"><text:s text:c="20"/>&lt;/select&gt;</text:p>
      <text:p text:style-name="Standard"><text:s text:c="20"/>&lt;input type="month" id="filterMonth" /&gt;</text:p>
      <text:p text:style-name="Standard"><text:s text:c="16"/>&lt;/div&gt;</text:p>
      <text:p text:style-name="Standard"/>
      <text:p text:style-name="Standard"><text:s text:c="16"/>&lt;div class="transactions-list" id="transactionsList"&gt;</text:p>
      <text:p text:style-name="Standard"><text:s text:c="20"/>&lt;div class="text-center"&gt;</text:p>
      <text:p text:style-name="Standard"><text:s text:c="24"/>&lt;p&gt;No transactions yet. Click "Add Transaction" to get started!&lt;/p&gt;</text:p>
      <text:p text:style-name="Standard"><text:s text:c="20"/>&lt;/div&gt;</text:p>
      <text:p text:style-name="Standard"><text:s text:c="16"/>&lt;/div&gt;</text:p>
      <text:p text:style-name="Standard"><text:s text:c="12"/>&lt;/div&gt;</text:p>
      <text:p text:style-name="Standard"/>
      <text:p text:style-name="Standard"><text:s text:c="12"/>&lt;!-- Budget Tab --&gt;</text:p>
      <text:p text:style-name="Standard"><text:s text:c="12"/>&lt;div id="budget" class="tab-content"&gt;</text:p>
      <text:p text:style-name="Standard"><text:s text:c="16"/>&lt;div class="budget-header"&gt;</text:p>
      <text:p text:style-name="Standard"><text:s text:c="20"/>&lt;h2&gt;📋 Budget Planning&lt;/h2&gt;</text:p>
      <text:p text:style-name="Standard"><text:s text:c="20"/>&lt;button class="btn-primary" onclick="showAddBudgetModal()"&gt;Add Budget Category&lt;/button&gt;</text:p>
      <text:p text:style-name="Standard"><text:s text:c="16"/>&lt;/div&gt;</text:p>
      <text:p text:style-name="Standard"/>
      <text:p text:style-name="Standard"><text:s text:c="16"/>&lt;div class="budget-overview"&gt;</text:p>
      <text:p text:style-name="Standard"><text:s text:c="20"/>&lt;div class="card"&gt;</text:p>
      <text:p text:style-name="Standard"><text:s text:c="24"/>&lt;h3&gt;Monthly Budget Summary&lt;/h3&gt;</text:p>
      <text:p text:style-name="Standard"><text:s text:c="24"/>&lt;div class="budget-summary"&gt;</text:p>
      <text:p text:style-name="Standard"><text:s text:c="28"/>&lt;div class="summary-item"&gt;</text:p>
      <text:p text:style-name="Standard"><text:soft-page-break/><text:s text:c="32"/>&lt;span&gt;Total Budgeted:&lt;/span&gt;</text:p>
      <text:p text:style-name="Standard"><text:s text:c="32"/>&lt;span id="totalBudgeted"&gt;$0.00&lt;/span&gt;</text:p>
      <text:p text:style-name="Standard"><text:s text:c="28"/>&lt;/div&gt;</text:p>
      <text:p text:style-name="Standard"><text:s text:c="28"/>&lt;div class="summary-item"&gt;</text:p>
      <text:p text:style-name="Standard"><text:s text:c="32"/>&lt;span&gt;Total Spent:&lt;/span&gt;</text:p>
      <text:p text:style-name="Standard"><text:s text:c="32"/>&lt;span id="totalSpent"&gt;$0.00&lt;/span&gt;</text:p>
      <text:p text:style-name="Standard"><text:s text:c="28"/>&lt;/div&gt;</text:p>
      <text:p text:style-name="Standard"><text:s text:c="28"/>&lt;div class="summary-item"&gt;</text:p>
      <text:p text:style-name="Standard"><text:s text:c="32"/>&lt;span&gt;Remaining:&lt;/span&gt;</text:p>
      <text:p text:style-name="Standard"><text:s text:c="32"/>&lt;span id="totalRemaining"&gt;$0.00&lt;/span&gt;</text:p>
      <text:p text:style-name="Standard"><text:s text:c="28"/>&lt;/div&gt;</text:p>
      <text:p text:style-name="Standard"><text:s text:c="24"/>&lt;/div&gt;</text:p>
      <text:p text:style-name="Standard"><text:s text:c="20"/>&lt;/div&gt;</text:p>
      <text:p text:style-name="Standard"><text:s text:c="16"/>&lt;/div&gt;</text:p>
      <text:p text:style-name="Standard"/>
      <text:p text:style-name="Standard"><text:s text:c="16"/>&lt;div class="budget-categories" id="budgetCategories"&gt;</text:p>
      <text:p text:style-name="Standard"><text:s text:c="20"/>&lt;div class="text-center"&gt;</text:p>
      <text:p text:style-name="Standard"><text:s text:c="24"/>&lt;p&gt;No budget categories yet. Click "Add Budget Category" to get started!&lt;/p&gt;</text:p>
      <text:p text:style-name="Standard"><text:s text:c="20"/>&lt;/div&gt;</text:p>
      <text:p text:style-name="Standard"><text:s text:c="16"/>&lt;/div&gt;</text:p>
      <text:p text:style-name="Standard"><text:s text:c="12"/>&lt;/div&gt;</text:p>
      <text:p text:style-name="Standard"/>
      <text:p text:style-name="Standard"><text:s text:c="12"/>&lt;!-- Goals Tab --&gt;</text:p>
      <text:p text:style-name="Standard"><text:s text:c="12"/>&lt;div id="goals" class="tab-content"&gt;</text:p>
      <text:p text:style-name="Standard"><text:s text:c="16"/>&lt;div class="goals-header"&gt;</text:p>
      <text:p text:style-name="Standard"><text:s text:c="20"/>&lt;h2&gt;🎯 Financial Goals&lt;/h2&gt;</text:p>
      <text:p text:style-name="Standard"><text:s text:c="20"/>&lt;button class="btn-primary" onclick="showAddGoalModal()"&gt;Add Goal&lt;/button&gt;</text:p>
      <text:p text:style-name="Standard"><text:s text:c="16"/>&lt;/div&gt;</text:p>
      <text:p text:style-name="Standard"/>
      <text:p text:style-name="Standard"><text:s text:c="16"/>&lt;div class="goals-grid" id="goalsGrid"&gt;</text:p>
      <text:p text:style-name="Standard"><text:s text:c="20"/>&lt;div class="text-center"&gt;</text:p>
      <text:p text:style-name="Standard"><text:s text:c="24"/>&lt;p&gt;No goals set yet. Click "Add Goal" to get started!&lt;/p&gt;</text:p>
      <text:p text:style-name="Standard"><text:s text:c="20"/>&lt;/div&gt;</text:p>
      <text:p text:style-name="Standard"><text:s text:c="16"/>&lt;/div&gt;</text:p>
      <text:p text:style-name="Standard"><text:s text:c="12"/>&lt;/div&gt;</text:p>
      <text:p text:style-name="Standard"><text:s text:c="8"/>&lt;/main&gt;</text:p>
      <text:p text:style-name="Standard"><text:s text:c="4"/>&lt;/div&gt;</text:p>
      <text:p text:style-name="Standard"/>
      <text:p text:style-name="Standard"><text:s text:c="4"/>&lt;!-- Add Transaction Modal --&gt;</text:p>
      <text:p text:style-name="Standard"><text:s text:c="4"/>&lt;div id="transactionModal" class="modal"&gt;</text:p>
      <text:p text:style-name="Standard"><text:s text:c="8"/>&lt;div class="modal-content"&gt;</text:p>
      <text:p text:style-name="Standard"><text:s text:c="12"/>&lt;span class="close" onclick="hideModal('transactionModal')"&gt;&amp;times;&lt;/span&gt;</text:p>
      <text:p text:style-name="Standard"><text:s text:c="12"/>&lt;h2&gt;Add Transaction&lt;/h2&gt;</text:p>
      <text:p text:style-name="Standard"><text:s text:c="12"/>&lt;form id="transactionForm"&gt;</text:p>
      <text:p text:style-name="Standard"><text:s text:c="16"/>&lt;div class="form-group"&gt;</text:p>
      <text:p text:style-name="Standard"><text:s text:c="20"/>&lt;label for="transactionType"&gt;Type:&lt;/label&gt;</text:p>
      <text:p text:style-name="Standard"><text:s text:c="20"/>&lt;select id="transactionType" required&gt;</text:p>
      <text:p text:style-name="Standard"><text:s text:c="24"/>&lt;option value="income"&gt;Income&lt;/option&gt;</text:p>
      <text:p text:style-name="Standard"><text:s text:c="24"/>&lt;option value="expense"&gt;Expense&lt;/option&gt;</text:p>
      <text:p text:style-name="Standard"><text:s text:c="20"/>&lt;/select&gt;</text:p>
      <text:p text:style-name="Standard"><text:soft-page-break/><text:s text:c="16"/>&lt;/div&gt;</text:p>
      <text:p text:style-name="Standard"><text:s text:c="16"/>&lt;div class="form-group"&gt;</text:p>
      <text:p text:style-name="Standard"><text:s text:c="20"/>&lt;label for="transactionAmount"&gt;Amount:&lt;/label&gt;</text:p>
      <text:p text:style-name="Standard"><text:s text:c="20"/>&lt;input type="number" id="transactionAmount" step="0.01" required&gt;</text:p>
      <text:p text:style-name="Standard"><text:s text:c="16"/>&lt;/div&gt;</text:p>
      <text:p text:style-name="Standard"><text:s text:c="16"/>&lt;div class="form-group"&gt;</text:p>
      <text:p text:style-name="Standard"><text:s text:c="20"/>&lt;label for="transactionCategory"&gt;Category:&lt;/label&gt;</text:p>
      <text:p text:style-name="Standard"><text:s text:c="20"/>&lt;select id="transactionCategory" required&gt;</text:p>
      <text:p text:style-name="Standard"><text:s text:c="24"/>&lt;option value="food"&gt;Food &amp; Dining&lt;/option&gt;</text:p>
      <text:p text:style-name="Standard"><text:s text:c="24"/>&lt;option value="transportation"&gt;Transportation&lt;/option&gt;</text:p>
      <text:p text:style-name="Standard"><text:s text:c="24"/>&lt;option value="entertainment"&gt;Entertainment&lt;/option&gt;</text:p>
      <text:p text:style-name="Standard"><text:s text:c="24"/>&lt;option value="utilities"&gt;Utilities&lt;/option&gt;</text:p>
      <text:p text:style-name="Standard"><text:s text:c="24"/>&lt;option value="shopping"&gt;Shopping&lt;/option&gt;</text:p>
      <text:p text:style-name="Standard"><text:s text:c="24"/>&lt;option value="healthcare"&gt;Healthcare&lt;/option&gt;</text:p>
      <text:p text:style-name="Standard"><text:s text:c="24"/>&lt;option value="salary"&gt;Salary&lt;/option&gt;</text:p>
      <text:p text:style-name="Standard"><text:s text:c="24"/>&lt;option value="freelance"&gt;Freelance&lt;/option&gt;</text:p>
      <text:p text:style-name="Standard"><text:s text:c="24"/>&lt;option value="investment"&gt;Investment&lt;/option&gt;</text:p>
      <text:p text:style-name="Standard"><text:s text:c="24"/>&lt;option value="other"&gt;Other&lt;/option&gt;</text:p>
      <text:p text:style-name="Standard"><text:s text:c="20"/>&lt;/select&gt;</text:p>
      <text:p text:style-name="Standard"><text:s text:c="16"/>&lt;/div&gt;</text:p>
      <text:p text:style-name="Standard"><text:s text:c="16"/>&lt;div class="form-group"&gt;</text:p>
      <text:p text:style-name="Standard"><text:s text:c="20"/>&lt;label for="transactionDescription"&gt;Description:&lt;/label&gt;</text:p>
      <text:p text:style-name="Standard"><text:s text:c="20"/>&lt;input type="text" id="transactionDescription" required&gt;</text:p>
      <text:p text:style-name="Standard"><text:s text:c="16"/>&lt;/div&gt;</text:p>
      <text:p text:style-name="Standard"><text:s text:c="16"/>&lt;div class="form-group"&gt;</text:p>
      <text:p text:style-name="Standard"><text:s text:c="20"/>&lt;label for="transactionDate"&gt;Date:&lt;/label&gt;</text:p>
      <text:p text:style-name="Standard"><text:s text:c="20"/>&lt;input type="date" id="transactionDate" required&gt;</text:p>
      <text:p text:style-name="Standard"><text:s text:c="16"/>&lt;/div&gt;</text:p>
      <text:p text:style-name="Standard"><text:s text:c="16"/>&lt;button type="submit" class="btn-primary"&gt;Add Transaction&lt;/button&gt;</text:p>
      <text:p text:style-name="Standard"><text:s text:c="12"/>&lt;/form&gt;</text:p>
      <text:p text:style-name="Standard"><text:s text:c="8"/>&lt;/div&gt;</text:p>
      <text:p text:style-name="Standard"><text:s text:c="4"/>&lt;/div&gt;</text:p>
      <text:p text:style-name="Standard"/>
      <text:p text:style-name="Standard"><text:s text:c="4"/>&lt;!-- Add Budget Modal --&gt;</text:p>
      <text:p text:style-name="Standard"><text:s text:c="4"/>&lt;div id="budgetModal" class="modal"&gt;</text:p>
      <text:p text:style-name="Standard"><text:s text:c="8"/>&lt;div class="modal-content"&gt;</text:p>
      <text:p text:style-name="Standard"><text:s text:c="12"/>&lt;span class="close" onclick="hideModal('budgetModal')"&gt;&amp;times;&lt;/span&gt;</text:p>
      <text:p text:style-name="Standard"><text:s text:c="12"/>&lt;h2&gt;Add Budget Category&lt;/h2&gt;</text:p>
      <text:p text:style-name="Standard"><text:s text:c="12"/>&lt;form id="budgetForm"&gt;</text:p>
      <text:p text:style-name="Standard"><text:s text:c="16"/>&lt;div class="form-group"&gt;</text:p>
      <text:p text:style-name="Standard"><text:s text:c="20"/>&lt;label for="budgetCategory"&gt;Category:&lt;/label&gt;</text:p>
      <text:p text:style-name="Standard"><text:s text:c="20"/>&lt;select id="budgetCategory" required&gt;</text:p>
      <text:p text:style-name="Standard"><text:s text:c="24"/>&lt;option value="food"&gt;Food &amp; Dining&lt;/option&gt;</text:p>
      <text:p text:style-name="Standard"><text:s text:c="24"/>&lt;option value="transportation"&gt;Transportation&lt;/option&gt;</text:p>
      <text:p text:style-name="Standard"><text:s text:c="24"/>&lt;option value="entertainment"&gt;Entertainment&lt;/option&gt;</text:p>
      <text:p text:style-name="Standard"><text:s text:c="24"/>&lt;option value="utilities"&gt;Utilities&lt;/option&gt;</text:p>
      <text:p text:style-name="Standard"><text:s text:c="24"/>&lt;option value="shopping"&gt;Shopping&lt;/option&gt;</text:p>
      <text:p text:style-name="Standard"><text:s text:c="24"/>&lt;option value="healthcare"&gt;Healthcare&lt;/option&gt;</text:p>
      <text:p text:style-name="Standard"><text:s text:c="24"/>&lt;option value="other"&gt;Other&lt;/option&gt;</text:p>
      <text:p text:style-name="Standard"><text:s text:c="20"/>&lt;/select&gt;</text:p>
      <text:p text:style-name="Standard"><text:s text:c="16"/>&lt;/div&gt;</text:p>
      <text:p text:style-name="Standard"><text:s text:c="16"/>&lt;div class="form-group"&gt;</text:p>
      <text:p text:style-name="Standard"><text:soft-page-break/><text:s text:c="20"/>&lt;label for="budgetAmount"&gt;Monthly Budget:&lt;/label&gt;</text:p>
      <text:p text:style-name="Standard"><text:s text:c="20"/>&lt;input type="number" id="budgetAmount" step="0.01" required&gt;</text:p>
      <text:p text:style-name="Standard"><text:s text:c="16"/>&lt;/div&gt;</text:p>
      <text:p text:style-name="Standard"><text:s text:c="16"/>&lt;button type="submit" class="btn-primary"&gt;Add Budget&lt;/button&gt;</text:p>
      <text:p text:style-name="Standard"><text:s text:c="12"/>&lt;/form&gt;</text:p>
      <text:p text:style-name="Standard"><text:s text:c="8"/>&lt;/div&gt;</text:p>
      <text:p text:style-name="Standard"><text:s text:c="4"/>&lt;/div&gt;</text:p>
      <text:p text:style-name="Standard"/>
      <text:p text:style-name="Standard"><text:s text:c="4"/>&lt;!-- Add Goal Modal --&gt;</text:p>
      <text:p text:style-name="Standard"><text:s text:c="4"/>&lt;div id="goalModal" class="modal"&gt;</text:p>
      <text:p text:style-name="Standard"><text:s text:c="8"/>&lt;div class="modal-content"&gt;</text:p>
      <text:p text:style-name="Standard"><text:s text:c="12"/>&lt;span class="close" onclick="hideModal('goalModal')"&gt;&amp;times;&lt;/span&gt;</text:p>
      <text:p text:style-name="Standard"><text:s text:c="12"/>&lt;h2&gt;Add Financial Goal&lt;/h2&gt;</text:p>
      <text:p text:style-name="Standard"><text:s text:c="12"/>&lt;form id="goalForm"&gt;</text:p>
      <text:p text:style-name="Standard"><text:s text:c="16"/>&lt;div class="form-group"&gt;</text:p>
      <text:p text:style-name="Standard"><text:s text:c="20"/>&lt;label for="goalName"&gt;Goal Name:&lt;/label&gt;</text:p>
      <text:p text:style-name="Standard"><text:s text:c="20"/>&lt;input type="text" id="goalName" required&gt;</text:p>
      <text:p text:style-name="Standard"><text:s text:c="16"/>&lt;/div&gt;</text:p>
      <text:p text:style-name="Standard"><text:s text:c="16"/>&lt;div class="form-group"&gt;</text:p>
      <text:p text:style-name="Standard"><text:s text:c="20"/>&lt;label for="goalTarget"&gt;Target Amount:&lt;/label&gt;</text:p>
      <text:p text:style-name="Standard"><text:s text:c="20"/>&lt;input type="number" id="goalTarget" step="0.01" required&gt;</text:p>
      <text:p text:style-name="Standard"><text:s text:c="16"/>&lt;/div&gt;</text:p>
      <text:p text:style-name="Standard"><text:s text:c="16"/>&lt;div class="form-group"&gt;</text:p>
      <text:p text:style-name="Standard"><text:s text:c="20"/>&lt;label for="goalCurrent"&gt;Current Amount:&lt;/label&gt;</text:p>
      <text:p text:style-name="Standard"><text:s text:c="20"/>&lt;input type="number" id="goalCurrent" step="0.01" value="0"&gt;</text:p>
      <text:p text:style-name="Standard"><text:s text:c="16"/>&lt;/div&gt;</text:p>
      <text:p text:style-name="Standard"><text:s text:c="16"/>&lt;div class="form-group"&gt;</text:p>
      <text:p text:style-name="Standard"><text:s text:c="20"/>&lt;label for="goalDeadline"&gt;Target Date:&lt;/label&gt;</text:p>
      <text:p text:style-name="Standard"><text:s text:c="20"/>&lt;input type="date" id="goalDeadline" required&gt;</text:p>
      <text:p text:style-name="Standard"><text:s text:c="16"/>&lt;/div&gt;</text:p>
      <text:p text:style-name="Standard"><text:s text:c="16"/>&lt;button type="submit" class="btn-primary"&gt;Add Goal&lt;/button&gt;</text:p>
      <text:p text:style-name="Standard"><text:s text:c="12"/>&lt;/form&gt;</text:p>
      <text:p text:style-name="Standard"><text:s text:c="8"/>&lt;/div&gt;</text:p>
      <text:p text:style-name="Standard"><text:s text:c="4"/>&lt;/div&gt;</text:p>
      <text:p text:style-name="Standard"/>
      <text:p text:style-name="Standard"><text:s text:c="4"/>&lt;script&gt;</text:p>
      <text:p text:style-name="Standard"><text:s text:c="8"/>// Personal Finance Manager - JavaScript</text:p>
      <text:p text:style-name="Standard"><text:s text:c="8"/>class FinanceManager {</text:p>
      <text:p text:style-name="Standard"><text:s text:c="12"/>constructor() {</text:p>
      <text:p text:style-name="Standard"><text:s text:c="16"/>this.transactions = [];</text:p>
      <text:p text:style-name="Standard"><text:s text:c="16"/>this.budgets = [];</text:p>
      <text:p text:style-name="Standard"><text:s text:c="16"/>this.goals = [];</text:p>
      <text:p text:style-name="Standard"><text:s text:c="16"/>this.init();</text:p>
      <text:p text:style-name="Standard"><text:s text:c="12"/>}</text:p>
      <text:p text:style-name="Standard"/>
      <text:p text:style-name="Standard"><text:s text:c="12"/>init() {</text:p>
      <text:p text:style-name="Standard"><text:s text:c="16"/>this.loadData();</text:p>
      <text:p text:style-name="Standard"><text:s text:c="16"/>this.setupEventListeners();</text:p>
      <text:p text:style-name="Standard"><text:s text:c="16"/>this.updateDashboard();</text:p>
      <text:p text:style-name="Standard"><text:s text:c="16"/>this.renderTransactions();</text:p>
      <text:p text:style-name="Standard"><text:s text:c="16"/>this.renderBudgets();</text:p>
      <text:p text:style-name="Standard"><text:s text:c="16"/>this.renderGoals();</text:p>
      <text:p text:style-name="Standard"><text:soft-page-break/><text:s text:c="16"/>this.updateFilters();</text:p>
      <text:p text:style-name="Standard"><text:s text:c="16"/>this.setCurrentDate();</text:p>
      <text:p text:style-name="Standard"><text:s text:c="12"/>}</text:p>
      <text:p text:style-name="Standard"/>
      <text:p text:style-name="Standard"><text:s text:c="12"/>loadData() {</text:p>
      <text:p text:style-name="Standard"><text:s text:c="16"/>// Load data from memory</text:p>
      <text:p text:style-name="Standard"><text:s text:c="16"/>if (window.financeData) {</text:p>
      <text:p text:style-name="Standard"><text:s text:c="20"/>this.transactions = window.financeData.transactions || [];</text:p>
      <text:p text:style-name="Standard"><text:s text:c="20"/>this.budgets = window.financeData.budgets || [];</text:p>
      <text:p text:style-name="Standard"><text:s text:c="20"/>this.goals = window.financeData.goals || [];</text:p>
      <text:p text:style-name="Standard"><text:s text:c="16"/>}</text:p>
      <text:p text:style-name="Standard"><text:s text:c="12"/>}</text:p>
      <text:p text:style-name="Standard"/>
      <text:p text:style-name="Standard"><text:s text:c="12"/>saveData() {</text:p>
      <text:p text:style-name="Standard"><text:s text:c="16"/>// Save data to memory</text:p>
      <text:p text:style-name="Standard"><text:s text:c="16"/>if (!window.financeData) window.financeData = {};</text:p>
      <text:p text:style-name="Standard"><text:s text:c="16"/>window.financeData.transactions = this.transactions;</text:p>
      <text:p text:style-name="Standard"><text:s text:c="16"/>window.financeData.budgets = this.budgets;</text:p>
      <text:p text:style-name="Standard"><text:s text:c="16"/>window.financeData.goals = this.goals;</text:p>
      <text:p text:style-name="Standard"><text:s text:c="12"/>}</text:p>
      <text:p text:style-name="Standard"/>
      <text:p text:style-name="Standard"><text:s text:c="12"/>setCurrentDate() {</text:p>
      <text:p text:style-name="Standard"><text:s text:c="16"/>const today = new Date().toISOString().split('T')[0];</text:p>
      <text:p text:style-name="Standard"><text:s text:c="16"/>document.getElementById('transactionDate').value = today;</text:p>
      <text:p text:style-name="Standard"><text:s text:c="16"/>document.getElementById('filterMonth').value = today.substring(0, 7);</text:p>
      <text:p text:style-name="Standard"><text:s text:c="12"/>}</text:p>
      <text:p text:style-name="Standard"/>
      <text:p text:style-name="Standard"><text:s text:c="12"/>setupEventListeners() {</text:p>
      <text:p text:style-name="Standard"><text:s text:c="16"/>// Tab navigation</text:p>
      <text:p text:style-name="Standard"><text:s text:c="16"/>document.querySelectorAll('.nav-btn').forEach(btn =&gt; {</text:p>
      <text:p text:style-name="Standard"><text:s text:c="20"/>btn.addEventListener('click', (e) =&gt; {</text:p>
      <text:p text:style-name="Standard"><text:s text:c="24"/>const tabName = e.target.dataset.tab;</text:p>
      <text:p text:style-name="Standard"><text:s text:c="24"/>this.showTab(tabName);</text:p>
      <text:p text:style-name="Standard"><text:s text:c="20"/>});</text:p>
      <text:p text:style-name="Standard"><text:s text:c="16"/>});</text:p>
      <text:p text:style-name="Standard"/>
      <text:p text:style-name="Standard"><text:s text:c="16"/>// Form submissions</text:p>
      <text:p text:style-name="Standard"><text:s text:c="16"/>document.getElementById('transactionForm').addEventListener('submit', (e) =&gt; {</text:p>
      <text:p text:style-name="Standard"><text:s text:c="20"/>e.preventDefault();</text:p>
      <text:p text:style-name="Standard"><text:s text:c="20"/>this.addTransaction();</text:p>
      <text:p text:style-name="Standard"><text:s text:c="16"/>});</text:p>
      <text:p text:style-name="Standard"/>
      <text:p text:style-name="Standard"><text:s text:c="16"/>document.getElementById('budgetForm').addEventListener('submit', (e) =&gt; {</text:p>
      <text:p text:style-name="Standard"><text:s text:c="20"/>e.preventDefault();</text:p>
      <text:p text:style-name="Standard"><text:s text:c="20"/>this.addBudget();</text:p>
      <text:p text:style-name="Standard"><text:s text:c="16"/>});</text:p>
      <text:p text:style-name="Standard"/>
      <text:p text:style-name="Standard"><text:s text:c="16"/>document.getElementById('goalForm').addEventListener('submit', (e) =&gt; {</text:p>
      <text:p text:style-name="Standard"><text:s text:c="20"/>e.preventDefault();</text:p>
      <text:p text:style-name="Standard"><text:s text:c="20"/>this.addGoal();</text:p>
      <text:p text:style-name="Standard"><text:s text:c="16"/>});</text:p>
      <text:p text:style-name="Standard"/>
      <text:p text:style-name="Standard"><text:soft-page-break/><text:s text:c="16"/>// Filters</text:p>
      <text:p text:style-name="Standard"><text:s text:c="16"/>document.getElementById('filterType').addEventListener('change', () =&gt; {</text:p>
      <text:p text:style-name="Standard"><text:s text:c="20"/>this.renderTransactions();</text:p>
      <text:p text:style-name="Standard"><text:s text:c="16"/>});</text:p>
      <text:p text:style-name="Standard"/>
      <text:p text:style-name="Standard"><text:s text:c="16"/>document.getElementById('filterCategory').addEventListener('change', () =&gt; {</text:p>
      <text:p text:style-name="Standard"><text:s text:c="20"/>this.renderTransactions();</text:p>
      <text:p text:style-name="Standard"><text:s text:c="16"/>});</text:p>
      <text:p text:style-name="Standard"/>
      <text:p text:style-name="Standard"><text:s text:c="16"/>document.getElementById('filterMonth').addEventListener('change', () =&gt; {</text:p>
      <text:p text:style-name="Standard"><text:s text:c="20"/>this.renderTransactions();</text:p>
      <text:p text:style-name="Standard"><text:s text:c="16"/>});</text:p>
      <text:p text:style-name="Standard"/>
      <text:p text:style-name="Standard"><text:s text:c="16"/>// Modal close on outside click</text:p>
      <text:p text:style-name="Standard"><text:s text:c="16"/>document.addEventListener('click', (e) =&gt; {</text:p>
      <text:p text:style-name="Standard"><text:s text:c="20"/>if (e.target.classList.contains('modal')) {</text:p>
      <text:p text:style-name="Standard"><text:s text:c="24"/>e.target.style.display = 'none';</text:p>
      <text:p text:style-name="Standard"><text:s text:c="20"/>}</text:p>
      <text:p text:style-name="Standard"><text:s text:c="16"/>});</text:p>
      <text:p text:style-name="Standard"><text:s text:c="12"/>}</text:p>
      <text:p text:style-name="Standard"/>
      <text:p text:style-name="Standard"><text:s text:c="12"/>showTab(tabName) {</text:p>
      <text:p text:style-name="Standard"><text:s text:c="16"/>// Hide all tabs</text:p>
      <text:p text:style-name="Standard"><text:s text:c="16"/>document.querySelectorAll('.tab-content').forEach(tab =&gt; {</text:p>
      <text:p text:style-name="Standard"><text:s text:c="20"/>tab.classList.remove('active');</text:p>
      <text:p text:style-name="Standard"><text:s text:c="16"/>});</text:p>
      <text:p text:style-name="Standard"/>
      <text:p text:style-name="Standard"><text:s text:c="16"/>// Remove active class from all nav buttons</text:p>
      <text:p text:style-name="Standard"><text:s text:c="16"/>document.querySelectorAll('.nav-btn').forEach(btn =&gt; {</text:p>
      <text:p text:style-name="Standard"><text:s text:c="20"/>btn.classList.remove('active');</text:p>
      <text:p text:style-name="Standard"><text:s text:c="16"/>});</text:p>
      <text:p text:style-name="Standard"/>
      <text:p text:style-name="Standard"><text:s text:c="16"/>// Show selected tab</text:p>
      <text:p text:style-name="Standard"><text:s text:c="16"/>document.getElementById(tabName).classList.add('active');</text:p>
      <text:p text:style-name="Standard"><text:s text:c="16"/>document.querySelector(`[data-tab="${tabName}"]`).classList.add('active');</text:p>
      <text:p text:style-name="Standard"><text:s text:c="12"/>}</text:p>
      <text:p text:style-name="Standard"/>
      <text:p text:style-name="Standard"><text:s text:c="12"/>addTransaction() {</text:p>
      <text:p text:style-name="Standard"><text:s text:c="16"/>const transaction = {</text:p>
      <text:p text:style-name="Standard"><text:s text:c="20"/>id: Date.now(),</text:p>
      <text:p text:style-name="Standard"><text:s text:c="20"/>type: document.getElementById('transactionType').value,</text:p>
      <text:p text:style-name="Standard"><text:s text:c="20"/>amount: parseFloat(document.getElementById('transactionAmount').value),</text:p>
      <text:p text:style-name="Standard"><text:s text:c="20"/>category: document.getElementById('transactionCategory').value,</text:p>
      <text:p text:style-name="Standard"><text:s text:c="20"/>description: document.getElementById('transactionDescription').value,</text:p>
      <text:p text:style-name="Standard"><text:s text:c="20"/>date: document.getElementById('transactionDate').value</text:p>
      <text:p text:style-name="Standard"><text:s text:c="16"/>};</text:p>
      <text:p text:style-name="Standard"/>
      <text:p text:style-name="Standard"><text:s text:c="16"/>this.transactions.push(transaction);</text:p>
      <text:p text:style-name="Standard"><text:s text:c="16"/>this.saveData();</text:p>
      <text:p text:style-name="Standard"><text:s text:c="16"/>this.updateDashboard();</text:p>
      <text:p text:style-name="Standard"><text:s text:c="16"/>this.renderTransactions();</text:p>
      <text:p text:style-name="Standard"><text:s text:c="16"/>this.renderBudgets();</text:p>
      <text:p text:style-name="Standard"><text:soft-page-break/><text:s text:c="16"/>this.hideModal('transactionModal');</text:p>
      <text:p text:style-name="Standard"><text:s text:c="16"/>this.clearForm('transactionForm');</text:p>
      <text:p text:style-name="Standard"><text:s text:c="12"/>}</text:p>
      <text:p text:style-name="Standard"/>
      <text:p text:style-name="Standard"><text:s text:c="12"/>addBudget() {</text:p>
      <text:p text:style-name="Standard"><text:s text:c="16"/>const category = document.getElementById('budgetCategory').value;</text:p>
      <text:p text:style-name="Standard"><text:s text:c="16"/>const amount = parseFloat(document.getElementById('budgetAmount').value);</text:p>
      <text:p text:style-name="Standard"/>
      <text:p text:style-name="Standard"><text:s text:c="16"/>// Check if budget for this category already exists</text:p>
      <text:p text:style-name="Standard"><text:s text:c="16"/>const existingBudget = this.budgets.find(b =&gt; b.category === category);</text:p>
      <text:p text:style-name="Standard"><text:s text:c="16"/>if (existingBudget) {</text:p>
      <text:p text:style-name="Standard"><text:s text:c="20"/>existingBudget.amount = amount;</text:p>
      <text:p text:style-name="Standard"><text:s text:c="16"/>} else {</text:p>
      <text:p text:style-name="Standard"><text:s text:c="20"/>this.budgets.push({</text:p>
      <text:p text:style-name="Standard"><text:s text:c="24"/>id: Date.now(),</text:p>
      <text:p text:style-name="Standard"><text:s text:c="24"/>category,</text:p>
      <text:p text:style-name="Standard"><text:s text:c="24"/>amount</text:p>
      <text:p text:style-name="Standard"><text:s text:c="20"/>});</text:p>
      <text:p text:style-name="Standard"><text:s text:c="16"/>}</text:p>
      <text:p text:style-name="Standard"/>
      <text:p text:style-name="Standard"><text:s text:c="16"/>this.saveData();</text:p>
      <text:p text:style-name="Standard"><text:s text:c="16"/>this.renderBudgets();</text:p>
      <text:p text:style-name="Standard"><text:s text:c="16"/>this.hideModal('budgetModal');</text:p>
      <text:p text:style-name="Standard"><text:s text:c="16"/>this.clearForm('budgetForm');</text:p>
      <text:p text:style-name="Standard"><text:s text:c="12"/>}</text:p>
      <text:p text:style-name="Standard"/>
      <text:p text:style-name="Standard"><text:s text:c="12"/>addGoal() {</text:p>
      <text:p text:style-name="Standard"><text:s text:c="16"/>const goal = {</text:p>
      <text:p text:style-name="Standard"><text:s text:c="20"/>id: Date.now(),</text:p>
      <text:p text:style-name="Standard"><text:s text:c="20"/>name: document.getElementById('goalName').value,</text:p>
      <text:p text:style-name="Standard"><text:s text:c="20"/>target: parseFloat(document.getElementById('goalTarget').value),</text:p>
      <text:p text:style-name="Standard"><text:s text:c="20"/>current: parseFloat(document.getElementById('goalCurrent').value),</text:p>
      <text:p text:style-name="Standard"><text:s text:c="20"/>deadline: document.getElementById('goalDeadline').value</text:p>
      <text:p text:style-name="Standard"><text:s text:c="16"/>};</text:p>
      <text:p text:style-name="Standard"/>
      <text:p text:style-name="Standard"><text:s text:c="16"/>this.goals.push(goal);</text:p>
      <text:p text:style-name="Standard"><text:s text:c="16"/>this.saveData();</text:p>
      <text:p text:style-name="Standard"><text:s text:c="16"/>this.renderGoals();</text:p>
      <text:p text:style-name="Standard"><text:s text:c="16"/>this.updateDashboard();</text:p>
      <text:p text:style-name="Standard"><text:s text:c="16"/>this.hideModal('goalModal');</text:p>
      <text:p text:style-name="Standard"><text:s text:c="16"/>this.clearForm('goalForm');</text:p>
      <text:p text:style-name="Standard"><text:s text:c="12"/>}</text:p>
      <text:p text:style-name="Standard"/>
      <text:p text:style-name="Standard"><text:s text:c="12"/>deleteTransaction(id) {</text:p>
      <text:p text:style-name="Standard"><text:s text:c="16"/>this.transactions = this.transactions.filter(t =&gt; t.id !== id);</text:p>
      <text:p text:style-name="Standard"><text:s text:c="16"/>this.saveData();</text:p>
      <text:p text:style-name="Standard"><text:s text:c="16"/>this.updateDashboard();</text:p>
      <text:p text:style-name="Standard"><text:s text:c="16"/>this.renderTransactions();</text:p>
      <text:p text:style-name="Standard"><text:s text:c="16"/>this.renderBudgets();</text:p>
      <text:p text:style-name="Standard"><text:s text:c="12"/>}</text:p>
      <text:p text:style-name="Standard"/>
      <text:p text:style-name="Standard"><text:s text:c="12"/>deleteBudget(id) {</text:p>
      <text:p text:style-name="Standard"><text:soft-page-break/><text:s text:c="16"/>this.budgets = this.budgets.filter(b =&gt; b.id !== id);</text:p>
      <text:p text:style-name="Standard"><text:s text:c="16"/>this.saveData();</text:p>
      <text:p text:style-name="Standard"><text:s text:c="16"/>this.renderBudgets();</text:p>
      <text:p text:style-name="Standard"><text:s text:c="12"/>}</text:p>
      <text:p text:style-name="Standard"/>
      <text:p text:style-name="Standard"><text:s text:c="12"/>deleteGoal(id) {</text:p>
      <text:p text:style-name="Standard"><text:s text:c="16"/>this.goals = this.goals.filter(g =&gt; g.id !== id);</text:p>
      <text:p text:style-name="Standard"><text:s text:c="16"/>this.saveData();</text:p>
      <text:p text:style-name="Standard"><text:s text:c="16"/>this.renderGoals();</text:p>
      <text:p text:style-name="Standard"><text:s text:c="16"/>this.updateDashboard();</text:p>
      <text:p text:style-name="Standard"><text:s text:c="12"/>}</text:p>
      <text:p text:style-name="Standard"/>
      <text:p text:style-name="Standard"><text:s text:c="12"/>updateDashboard() {</text:p>
      <text:p text:style-name="Standard"><text:s text:c="16"/>const totalIncome = this.transactions</text:p>
      <text:p text:style-name="Standard"><text:s text:c="20"/>.filter(t =&gt; t.type === 'income')</text:p>
      <text:p text:style-name="Standard"><text:s text:c="20"/>.reduce((sum, t) =&gt; sum + t.amount, 0);</text:p>
      <text:p text:style-name="Standard"/>
      <text:p text:style-name="Standard"><text:s text:c="16"/>const totalExpenses = this.transactions</text:p>
      <text:p text:style-name="Standard"><text:s text:c="20"/>.filter(t =&gt; t.type === 'expense')</text:p>
      <text:p text:style-name="Standard"><text:s text:c="20"/>.reduce((sum, t) =&gt; sum + t.amount, 0);</text:p>
      <text:p text:style-name="Standard"/>
      <text:p text:style-name="Standard"><text:s text:c="16"/>const balance = totalIncome - totalExpenses;</text:p>
      <text:p text:style-name="Standard"/>
      <text:p text:style-name="Standard"><text:s text:c="16"/>// Current month calculations</text:p>
      <text:p text:style-name="Standard"><text:s text:c="16"/>const currentMonth = new Date().toISOString().substring(0, 7);</text:p>
      <text:p text:style-name="Standard"><text:s text:c="16"/>const monthlyIncome = this.transactions</text:p>
      <text:p text:style-name="Standard"><text:s text:c="20"/>.filter(t =&gt; t.type === 'income' &amp;&amp; t.date.startsWith(currentMonth))</text:p>
      <text:p text:style-name="Standard"><text:s text:c="20"/>.reduce((sum, t) =&gt; sum + t.amount, 0);</text:p>
      <text:p text:style-name="Standard"/>
      <text:p text:style-name="Standard"><text:s text:c="16"/>const monthlyExpenses = this.transactions</text:p>
      <text:p text:style-name="Standard"><text:s text:c="20"/>.filter(t =&gt; t.type === 'expense' &amp;&amp; t.date.startsWith(currentMonth))</text:p>
      <text:p text:style-name="Standard"><text:s text:c="20"/>.reduce((sum, t) =&gt; sum + t.amount, 0);</text:p>
      <text:p text:style-name="Standard"/>
      <text:p text:style-name="Standard"><text:s text:c="16"/>const netSavings = monthlyIncome - monthlyExpenses;</text:p>
      <text:p text:style-name="Standard"/>
      <text:p text:style-name="Standard"><text:s text:c="16"/>// Update dashboard</text:p>
      <text:p text:style-name="Standard"><text:s text:c="16"/>document.getElementById('totalBalance').textContent = this.formatCurrency(balance);</text:p>
      <text:p text:style-name="Standard"><text:s text:c="16"/>document.getElementById('totalIncome').textContent = this.formatCurrency(totalIncome);</text:p>
      <text:p text:style-name="Standard"><text:s text:c="16"/>document.getElementById('totalExpenses').textContent = this.formatCurrency(totalExpenses);</text:p>
      <text:p text:style-name="Standard"><text:s text:c="16"/>document.getElementById('monthlyIncome').textContent = this.formatCurrency(monthlyIncome);</text:p>
      <text:p text:style-name="Standard"><text:s text:c="16"/>document.getElementById('monthlyExpenses').textContent = this.formatCurrency(monthlyExpenses);</text:p>
      <text:p text:style-name="Standard"><text:s text:c="16"/>document.getElementById('netSavings').textContent = this.formatCurrency(netSavings);</text:p>
      <text:p text:style-name="Standard"><text:s text:c="16"/>document.getElementById('netSavings').className = netSavings &gt;= 0 ? 'income' : 'expense';</text:p>
      <text:p text:style-name="Standard"/>
      <text:p text:style-name="Standard"><text:s text:c="16"/>// Update recent transactions</text:p>
      <text:p text:style-name="Standard"><text:soft-page-break/><text:s text:c="16"/>this.updateRecentTransactions();</text:p>
      <text:p text:style-name="Standard"><text:s text:c="16"/>this.updateGoalsPreview();</text:p>
      <text:p text:style-name="Standard"><text:s text:c="12"/>}</text:p>
      <text:p text:style-name="Standard"/>
      <text:p text:style-name="Standard"><text:s text:c="12"/>updateRecentTransactions() {</text:p>
      <text:p text:style-name="Standard"><text:s text:c="16"/>const recentTransactions = this.transactions</text:p>
      <text:p text:style-name="Standard"><text:s text:c="20"/>.sort((a, b) =&gt; new Date(b.date) - new Date(a.date))</text:p>
      <text:p text:style-name="Standard"><text:s text:c="20"/>.slice(0, 5);</text:p>
      <text:p text:style-name="Standard"/>
      <text:p text:style-name="Standard"><text:s text:c="16"/>const container = document.getElementById('recentTransactions');</text:p>
      <text:p text:style-name="Standard"><text:s text:c="16"/>if (recentTransactions.length === 0) {</text:p>
      <text:p text:style-name="Standard"><text:s text:c="20"/>container.innerHTML = '&lt;p&gt;No transactions yet. &lt;a href="#" onclick="showTab(\'transactions\')"&gt;Add your first transaction!&lt;/a&gt;&lt;/p&gt;';</text:p>
      <text:p text:style-name="Standard"><text:s text:c="20"/>return;</text:p>
      <text:p text:style-name="Standard"><text:s text:c="16"/>}</text:p>
      <text:p text:style-name="Standard"/>
      <text:p text:style-name="Standard"><text:s text:c="16"/>container.innerHTML = recentTransactions.map(transaction =&gt; `</text:p>
      <text:p text:style-name="Standard"><text:s text:c="20"/>&lt;div class="transaction-details"&gt;</text:p>
      <text:p text:style-name="Standard"><text:s text:c="24"/>&lt;span&gt;${transaction.description}&lt;/span&gt;</text:p>
      <text:p text:style-name="Standard"><text:s text:c="24"/>&lt;span class="${transaction.type}"&gt;${transaction.type === 'income' ? '+' : '-'}${this.formatCurrency(transaction.amount)}&lt;/span&gt;</text:p>
      <text:p text:style-name="Standard"><text:s text:c="20"/>&lt;/div&gt;</text:p>
      <text:p text:style-name="Standard"><text:s text:c="16"/>`).join('');</text:p>
      <text:p text:style-name="Standard"><text:s text:c="12"/>}</text:p>
      <text:p text:style-name="Standard"/>
      <text:p text:style-name="Standard"><text:s text:c="12"/>updateGoalsPreview() {</text:p>
      <text:p text:style-name="Standard"><text:s text:c="16"/>const container = document.getElementById('goalsPreview');</text:p>
      <text:p text:style-name="Standard"><text:s text:c="16"/>if (this.goals.length === 0) {</text:p>
      <text:p text:style-name="Standard"><text:s text:c="20"/>container.innerHTML = '&lt;p&gt;No goals set yet. &lt;a href="#" oncli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1:31:07.416464253</meta:creation-date>
    <dc:date>2025-07-07T12:19:36.872577693</dc:date>
    <meta:editing-duration>PT19M14S</meta:editing-duration>
    <meta:editing-cycles>3</meta:editing-cycles>
    <meta:generator>LibreOffice/24.2.7.2$Linux_X86_64 LibreOffice_project/420$Build-2</meta:generator>
    <meta:document-statistic meta:table-count="0" meta:image-count="0" meta:object-count="0" meta:page-count="23" meta:paragraph-count="1007" meta:word-count="2598" meta:character-count="37751" meta:non-whitespace-character-count="22540"/>
  </office:meta>
</office:document-meta>
</file>